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ab-stops>
          <style:tab-stop style:position="12.356cm"/>
        </style:tab-stops>
      </style:paragraph-properties>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6pt" fo:font-weight="bold" officeooo:rsid="00158f1f" officeooo:paragraph-rsid="00158f1f"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2pt" fo:font-weight="bold" officeooo:rsid="00158f1f" officeooo:paragraph-rsid="00158f1f"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2pt" fo:font-weight="bold" officeooo:rsid="00158f1f" officeooo:paragraph-rsid="00158f1f" style:font-size-asian="12pt" style:font-weight-asian="bold" style:font-size-complex="12pt" style:font-weight-complex="bold"/>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style:font-name="Times new roman" fo:font-size="12pt" fo:font-weight="bold" officeooo:rsid="00186927" officeooo:paragraph-rsid="00186927" style:font-size-asian="12pt" style:font-weight-asian="bold" style:font-size-complex="12pt" style:font-weight-complex="bold"/>
    </style:style>
    <style:style style:name="P7" style:family="paragraph" style:parent-style-name="Standard">
      <style:text-properties style:font-name="Times new roman" fo:font-size="12pt" fo:font-weight="bold" officeooo:paragraph-rsid="00186927" style:font-size-asian="12pt" style:font-weight-asian="bold" style:font-size-complex="12pt" style:font-weight-complex="bold"/>
    </style:style>
    <style:style style:name="P8" style:family="paragraph" style:parent-style-name="Standard">
      <style:text-properties style:font-name="Times new roman" fo:font-size="12pt" fo:font-weight="bold" officeooo:rsid="0019c20a" officeooo:paragraph-rsid="0019c20a" style:font-size-asian="12pt" style:font-weight-asian="bold" style:font-size-complex="12pt" style:font-weight-complex="bold"/>
    </style:style>
    <style:style style:name="P9" style:family="paragraph" style:parent-style-name="Standard">
      <style:text-properties style:font-name="Times new roman" fo:font-size="12pt" fo:font-weight="bold" officeooo:rsid="001b7fa2" officeooo:paragraph-rsid="001b7fa2" style:font-size-asian="12pt" style:font-weight-asian="bold" style:font-size-complex="12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2pt" officeooo:rsid="00158f1f" officeooo:paragraph-rsid="00158f1f" style:font-size-asian="12pt" style:font-size-complex="12pt"/>
    </style:style>
    <style:style style:name="P12" style:family="paragraph" style:parent-style-name="Standard">
      <style:text-properties style:font-name="Times new roman" fo:font-size="12pt" officeooo:paragraph-rsid="00186927" style:font-size-asian="12pt" style:font-size-complex="12pt"/>
    </style:style>
    <style:style style:name="P13" style:family="paragraph" style:parent-style-name="Standard">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text-properties style:font-name="Times new roman" fo:font-size="12pt" fo:font-style="italic" fo:font-weight="bold" officeooo:rsid="00186927" officeooo:paragraph-rsid="00186927" style:font-size-asian="12pt" style:font-style-asian="italic" style:font-weight-asian="bold" style:font-size-complex="12pt" style:font-style-complex="italic" style:font-weight-complex="bold"/>
    </style:style>
    <style:style style:name="P15" style:family="paragraph" style:parent-style-name="Standard">
      <style:text-properties style:font-name="Times new roman" fo:font-size="12pt" fo:font-style="italic" fo:font-weight="bold" officeooo:paragraph-rsid="00186927"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ab-stops>
          <style:tab-stop style:position="12.356cm"/>
        </style:tab-stops>
      </style:paragraph-properties>
      <style:text-properties style:font-name="Times new roman" fo:font-size="20pt" fo:font-weight="bold" style:font-size-asian="20pt" style:font-weight-asian="bold" style:font-size-complex="20pt" style:font-weight-complex="bold"/>
    </style:style>
    <style:style style:name="P17" style:family="paragraph" style:parent-style-name="Standard">
      <style:paragraph-properties>
        <style:tab-stops>
          <style:tab-stop style:position="12.356cm"/>
        </style:tab-stops>
      </style:paragraph-properties>
      <style:text-properties style:font-name="Times new roman" fo:font-size="20pt" fo:font-weight="normal" officeooo:rsid="00158f1f" officeooo:paragraph-rsid="00158f1f" style:font-size-asian="20pt" style:font-weight-asian="normal" style:font-size-complex="20pt" style:font-weight-complex="normal"/>
    </style:style>
    <style:style style:name="P18" style:family="paragraph" style:parent-style-name="Standard">
      <style:paragraph-properties fo:text-align="start" style:justify-single-word="false">
        <style:tab-stops>
          <style:tab-stop style:position="12.356cm"/>
        </style:tab-stops>
      </style:paragraph-properties>
      <style:text-properties style:font-name="Times new roman" fo:font-size="16pt" fo:font-weight="normal" officeooo:rsid="00158f1f" officeooo:paragraph-rsid="00158f1f"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style:font-name="Times new roman" fo:font-size="16pt" fo:font-weight="bold" officeooo:rsid="00158f1f" officeooo:paragraph-rsid="00158f1f" style:font-size-asian="16pt" style:font-weight-asian="bold" style:font-size-complex="16pt" style:font-weight-complex="bold"/>
    </style:style>
    <style:style style:name="P20" style:family="paragraph" style:parent-style-name="Preformatted_20_Text">
      <style:paragraph-properties fo:margin-top="0cm" fo:margin-bottom="0.499cm" style:contextual-spacing="false"/>
    </style:style>
    <style:style style:name="P21" style:family="paragraph" style:parent-style-name="Preformatted_20_Text" style:list-style-name="L5">
      <style:paragraph-properties fo:margin-top="0cm" fo:margin-bottom="0.499cm" style:contextual-spacing="false"/>
    </style:style>
    <style:style style:name="P22" style:family="paragraph" style:parent-style-name="Preformatted_20_Text" style:list-style-name="L7"/>
    <style:style style:name="P23" style:family="paragraph" style:parent-style-name="Preformatted_20_Text" style:list-style-name="L7">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fo:font-weight="bold" style:font-weight-asian="bold" style:font-weight-complex="bold"/>
    </style:style>
    <style:style style:name="P25" style:family="paragraph" style:parent-style-name="Preformatted_20_Text" style:list-style-name="L4">
      <style:paragraph-properties fo:margin-top="0cm" fo:margin-bottom="0.499cm" style:contextual-spacing="false"/>
      <style:text-properties fo:font-weight="bold" style:font-weight-asian="bold" style:font-weight-complex="bold"/>
    </style:style>
    <style:style style:name="P26" style:family="paragraph" style:parent-style-name="Preformatted_20_Text">
      <style:text-properties fo:font-weight="bold" style:font-weight-asian="bold" style:font-weight-complex="bold"/>
    </style:style>
    <style:style style:name="P27" style:family="paragraph" style:parent-style-name="Standard">
      <style:text-properties style:font-name="Times new roman" fo:font-size="12pt" fo:font-weight="bold" officeooo:rsid="00158f1f" officeooo:paragraph-rsid="00158f1f" style:font-size-asian="12pt" style:font-weight-asian="bold" style:font-size-complex="12pt" style:font-weight-complex="bold"/>
    </style:style>
    <style:style style:name="P28" style:family="paragraph" style:parent-style-name="Standard">
      <style:text-properties style:font-name="Times new roman" fo:font-size="12pt" fo:font-weight="bold" officeooo:rsid="001dec8e" officeooo:paragraph-rsid="001dec8e" style:font-size-asian="12pt" style:font-weight-asian="bold" style:font-size-complex="12pt" style:font-weight-complex="bold"/>
    </style:style>
    <style:style style:name="P29" style:family="paragraph" style:parent-style-name="Standard">
      <style:text-properties style:font-name="Times new roman" fo:font-size="12pt" fo:font-style="italic" fo:font-weight="bold" officeooo:rsid="0019c20a" officeooo:paragraph-rsid="0019c20a" style:font-size-asian="12pt" style:font-style-asian="italic" style:font-weight-asian="bold" style:font-size-complex="12pt" style:font-style-complex="italic" style:font-weight-complex="bold"/>
    </style:style>
    <style:style style:name="P30" style:family="paragraph" style:parent-style-name="Standard">
      <style:text-properties style:font-name="Times new roman" fo:font-size="12pt" fo:font-style="italic" fo:font-weight="bold" officeooo:rsid="001dec8e" officeooo:paragraph-rsid="001dec8e" style:font-size-asian="12pt" style:font-style-asian="italic" style:font-weight-asian="bold" style:font-size-complex="12pt" style:font-style-complex="italic" style:font-weight-complex="bold"/>
    </style:style>
    <style:style style:name="P31" style:family="paragraph" style:parent-style-name="Standard">
      <style:text-properties style:font-name="Times new roman" fo:font-size="12pt" officeooo:rsid="00158f1f" officeooo:paragraph-rsid="00158f1f" style:font-size-asian="12pt" style:font-size-complex="12pt"/>
    </style:style>
    <style:style style:name="P32" style:family="paragraph" style:parent-style-name="Standard">
      <style:text-properties style:font-name="Times new roman" fo:font-size="12pt" officeooo:rsid="001dec8e" officeooo:paragraph-rsid="001dec8e" style:font-size-asian="12pt" style:font-size-complex="12pt"/>
    </style:style>
    <style:style style:name="P33" style:family="paragraph" style:parent-style-name="Standard">
      <style:text-properties officeooo:paragraph-rsid="0019c20a"/>
    </style:style>
    <style:style style:name="P34" style:family="paragraph" style:parent-style-name="Standard">
      <style:text-properties officeooo:rsid="001dec8e" officeooo:paragraph-rsid="001dec8e"/>
    </style:style>
    <style:style style:name="P35" style:family="paragraph" style:parent-style-name="Text_20_body" style:list-style-name="L4"/>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8"/>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text-properties style:font-name="Times new roman" fo:font-size="12pt" officeooo:rsid="00158f1f" officeooo:paragraph-rsid="00158f1f" style:font-size-asian="12pt" style:font-size-complex="12pt"/>
    </style:style>
    <style:style style:name="P42" style:family="paragraph" style:parent-style-name="Text_20_body">
      <style:text-properties style:font-name="Times new roman" fo:font-size="12pt" officeooo:rsid="001dec8e" officeooo:paragraph-rsid="001dec8e" style:font-size-asian="12pt" style:font-size-complex="12pt"/>
    </style:style>
    <style:style style:name="P43" style:family="paragraph" style:parent-style-name="Text_20_body">
      <style:text-properties style:font-name="Times new roman" fo:font-size="12pt" fo:font-weight="bold" officeooo:rsid="00158f1f" officeooo:paragraph-rsid="00158f1f" style:font-size-asian="12pt" style:font-weight-asian="bold" style:font-size-complex="12pt" style:font-weight-complex="bold"/>
    </style:style>
    <style:style style:name="P44" style:family="paragraph" style:parent-style-name="Text_20_body" style:list-style-name="L7">
      <style:text-properties fo:font-weight="bold" style:font-weight-asian="bold" style:font-weight-complex="bold"/>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8">
      <style:paragraph-properties fo:margin-top="0cm" fo:margin-bottom="0cm" style:contextual-spacing="false"/>
      <style:text-properties fo:font-weight="bold" style:font-weight-asian="bold" style:font-weight-complex="bold"/>
    </style:style>
    <style:style style:name="P47" style:family="paragraph" style:parent-style-name="Text_20_body" style:list-style-name="L9"/>
    <style:style style:name="P48" style:family="paragraph" style:parent-style-name="Text_20_body">
      <style:text-properties officeooo:rsid="001dec8e" officeooo:paragraph-rsid="001dec8e"/>
    </style:style>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T1" style:family="text">
      <style:text-properties officeooo:rsid="00158f1f"/>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officeooo:rsid="00158f1f"/>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officeooo:rsid="00186927"/>
    </style:style>
    <style:style style:name="T7" style:family="text">
      <style:text-properties officeooo:rsid="001dec8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1"/><text:span text:style-name="T3"><text:s/></text:span><text:span text:style-name="T4">UNIVERSIDADE FEDERAL DA BAHIA</text:span></text:p>
      <text:p text:style-name="P16"/>
      <text:p text:style-name="P18"><text:span text:style-name="T2">Professor: </text:span>Manoel Gomes</text:p>
      <text:p text:style-name="P18"><text:span text:style-name="T2">Aluno: </text:span>Reynan da Silva Dias Paiva</text:p>
      <text:p text:style-name="P18"><text:span text:style-name="T2">N° Matricula: </text:span>221115751</text:p>
      <text:p text:style-name="P17"/>
      <text:p text:style-name="P17"/>
      <text:p text:style-name="P17"/>
      <text:p text:style-name="P19">PROLOG</text:p>
      <text:p text:style-name="P4">(as respostas estão em negrito)</text:p>
      <text:p text:style-name="P4">(os códigos estão em itálico)</text:p>
      <text:p text:style-name="P2"/>
      <text:p text:style-name="P3"/>
      <text:p text:style-name="P10">Questão 1<text:span text:style-name="T1">) </text:span>Escreva as cláusulas para concatenar duas listas.</text:p>
      <text:p text:style-name="P10"/>
      <text:p text:style-name="P5">O caso base é quando a primeira lista está vazia. Nesse caso, a resposta é a segunda lista, já que não há elementos na primeira lista para concatenar.</text:p>
      <text:p text:style-name="P5"/>
      <text:p text:style-name="P5">Para concatenar duas listas, dividimos a primeira lista em uma <text:span text:style-name="T6">Head </text:span>(<text:span text:style-name="T6">cabeça/</text:span>primeiro elemento) e uma <text:span text:style-name="T6">Tail </text:span>(<text:span text:style-name="T6">calda, </text:span>restante da lista). Em seguida, recursivamente, concatenamos a calda da primeira lista com a segunda lista e a chamamos de "Resultado". O resultado da concatenação é uma lista que começa com a <text:span text:style-name="T6">Head</text:span> da primeira lista e é seguida pelo <text:span text:style-name="T6">r</text:span>esultado da concatenação da calda da primeira lista com a segunda lista.</text:p>
      <text:p text:style-name="P5"/>
      <text:p text:style-name="P27">CÓDIGO:</text:p>
      <text:p text:style-name="P13">concatenar([], L, L). </text:p>
      <text:p text:style-name="P13">concatenar([H|T], L2, [H|<text:span text:style-name="T6">Res</text:span>]) :- concatenar(T, L2, <text:span text:style-name="T6">R</text:span>es).</text:p>
      <text:p text:style-name="P10"/>
      <text:p text:style-name="P12">Questão 2<text:span text:style-name="T1">) </text:span>Escreva as cláusulas para concatenar duas listas, sendo que a segunda lista vem na frente.</text:p>
      <text:p text:style-name="P12"/>
      <text:p text:style-name="P7">Para resolver esta questão, é suficiente copiar o código da questão 1 e adicionar uma nova regra, à qual eu chamei de "concatenarInvertido". Nesta regra, a chamada recebe 3 argumentos: L1, L2 e uma variável. A regra será executada somente se chamarmos a regra concatenar (do exercício 1), passando a segunda lista como a primeira lista e a primeira lista como a segunda lista.<text:line-break/></text:p>
      <text:p text:style-name="P6">CÓDIGO:</text:p>
      <text:p text:style-name="P15">concatenar([], L, L). </text:p>
      <text:p text:style-name="P14">concatenar([H|T], L2, [H|Res]) :- concatenar(T, L2, Res).</text:p>
      <text:p text:style-name="P14">concatenarInvertido(L1, L2, L) :- concatenar(L2, L1, L).</text:p>
      <text:p text:style-name="P10"/>
      <text:p text:style-name="P11">Questão 3) Escreva as cláusulas para concatenar uma lista de listas..</text:p>
      <text:p text:style-name="P11"/>
      <text:p text:style-name="P43">Suponha que você tenha uma lista de listas, onde cada sublista representa um grupo de elementos que você deseja concatenar em uma única lista. Por exemplo:</text:p>
      <text:p text:style-name="P24">prolog</text:p>
      <text:p text:style-name="P20"><text:soft-page-break/><text:span text:style-name="Source_20_Text"><text:span text:style-name="T2">[[a, b], [c], [e, f, g]]</text:span></text:span></text:p>
      <text:p text:style-name="Text_20_body"><text:span text:style-name="T2">A ideia é criar uma regra em Prolog chamada </text:span><text:span text:style-name="Source_20_Text"><text:span text:style-name="T2">concatenar</text:span></text:span><text:span text:style-name="T2"> que aceite essa lista de listas como entrada e retorne a lista resultante da concatenação de todas as sub-listas. Aqui estão as cláusulas para isso:</text:span></text:p>
      <text:list xml:id="list675855266" text:style-name="L4">
        <text:list-item>
          <text:p text:style-name="P35"><text:span text:style-name="Strong_20_Emphasis"><text:span text:style-name="T2">Caso Base</text:span></text:span><text:span text:style-name="T2">:</text:span></text:p>
          <text:p text:style-name="P25">prolog</text:p>
        </text:list-item>
      </text:list>
      <text:list xml:id="list1966804535" text:style-name="L5">
        <text:list-item>
          <text:p text:style-name="P21"><text:span text:style-name="Source_20_Text"><text:span text:style-name="T2">concatenar([], []).</text:span></text:span></text:p>
        </text:list-item>
      </text:list>
      <text:p text:style-name="Text_20_body"><text:span text:style-name="T2">A primeira cláusula trata do caso base. Quando a lista de listas estiver vazia (ou seja, </text:span><text:span text:style-name="Source_20_Text"><text:span text:style-name="T2">[]</text:span></text:span><text:span text:style-name="T2">), a lista resultante também será vazia (</text:span><text:span text:style-name="Source_20_Text"><text:span text:style-name="T2">[]</text:span></text:span><text:span text:style-name="T2">). Isso é importante porque quando não há mais sub-listas para concatenar, a lista resultante é vazia.</text:span></text:p>
      <text:list xml:id="list3372145682" text:style-name="L6">
        <text:list-item>
          <text:p text:style-name="P36"><text:span text:style-name="Strong_20_Emphasis"><text:span text:style-name="T2">Concatenação Recursiva</text:span></text:span><text:span text:style-name="T2">:</text:span></text:p>
        </text:list-item>
      </text:list>
      <text:p text:style-name="P24">prolog</text:p>
      <text:list xml:id="list2616712634" text:style-name="L7">
        <text:list-item text:start-value="2">
          <text:p text:style-name="P22"><text:span text:style-name="Source_20_Text"><text:span text:style-name="T2">concatenar([L|Ls], Resultado) :-</text:span></text:span></text:p>
          <text:p text:style-name="P22"><text:span text:style-name="Source_20_Text"><text:span text:style-name="T2"><text:s text:c="4"/>concatenar(Ls, Resto),</text:span></text:span></text:p>
          <text:p text:style-name="P23"><text:span text:style-name="Source_20_Text"><text:span text:style-name="T2"><text:s text:c="4"/>append(L, Resto, Resultado).</text:span></text:span></text:p>
          <text:p text:style-name="P44">A segunda cláusula lida com a concatenação recursiva. Ela divide a lista de listas em duas partes:</text:p>
          <text:list>
            <text:list-item>
              <text:p text:style-name="P38"><text:span text:style-name="Source_20_Text"><text:span text:style-name="T2">L</text:span></text:span><text:span text:style-name="T2"> é a primeira sublista da lista de listas. </text:span><text:span text:style-name="Source_20_Text"><text:span text:style-name="T2">Ls</text:span></text:span><text:span text:style-name="T2"> é o restante das sub-listas.</text:span></text:p>
            </text:list-item>
            <text:list-item>
              <text:p text:style-name="P37"><text:span text:style-name="Source_20_Text"><text:span text:style-name="T2">Resto</text:span></text:span><text:span text:style-name="T2"> é a lista resultante da concatenação das sub-listas restantes em </text:span><text:span text:style-name="Source_20_Text"><text:span text:style-name="T2">Ls</text:span></text:span><text:span text:style-name="T2">. Isso é feito chamando recursivamente a regra </text:span><text:span text:style-name="Source_20_Text"><text:span text:style-name="T2">concatenar</text:span></text:span><text:span text:style-name="T2"> com </text:span><text:span text:style-name="Source_20_Text"><text:span text:style-name="T2">Ls</text:span></text:span><text:span text:style-name="T2">.</text:span></text:p>
            </text:list-item>
          </text:list>
          <text:p text:style-name="P37"><text:span text:style-name="T2">Em seguida, a função </text:span><text:span text:style-name="Source_20_Text"><text:span text:style-name="T2">append</text:span></text:span><text:span text:style-name="T2"> é usada para concatenar a sublista </text:span><text:span text:style-name="Source_20_Text"><text:span text:style-name="T2">L</text:span></text:span><text:span text:style-name="T2"> ao </text:span><text:span text:style-name="Source_20_Text"><text:span text:style-name="T2">Resto</text:span></text:span><text:span text:style-name="T2">, criando assim a lista </text:span><text:span text:style-name="Source_20_Text"><text:span text:style-name="T2">Resultado</text:span></text:span><text:span text:style-name="T2">.</text:span></text:p>
        </text:list-item>
      </text:list>
      <text:p text:style-name="P45">Então, como isso funciona:</text:p>
      <text:list xml:id="list2928923200" text:style-name="L8">
        <text:list-item>
          <text:p text:style-name="P40"><text:span text:style-name="T2">Começamos com a lista de listas </text:span><text:span text:style-name="Source_20_Text"><text:span text:style-name="T2">[[a, b], [c], [e, f, g]]</text:span></text:span><text:span text:style-name="T2">.</text:span></text:p>
        </text:list-item>
        <text:list-item>
          <text:p text:style-name="P46">A primeira cláusula do caso base é usada para tratar o caso em que a lista de listas está vazia, mas não é o caso aqui.</text:p>
        </text:list-item>
        <text:list-item>
          <text:p text:style-name="P40"><text:span text:style-name="T2">A segunda cláusula divide a lista em </text:span><text:span text:style-name="Source_20_Text"><text:span text:style-name="T2">[L|Ls]</text:span></text:span><text:span text:style-name="T2">, onde </text:span><text:span text:style-name="Source_20_Text"><text:span text:style-name="T2">L</text:span></text:span><text:span text:style-name="T2"> é </text:span><text:span text:style-name="Source_20_Text"><text:span text:style-name="T2">[a, b]</text:span></text:span><text:span text:style-name="T2"> e </text:span><text:span text:style-name="Source_20_Text"><text:span text:style-name="T2">Ls</text:span></text:span><text:span text:style-name="T2"> é </text:span><text:span text:style-name="Source_20_Text"><text:span text:style-name="T2">[[c], [e, f, g]]</text:span></text:span><text:span text:style-name="T2">.</text:span></text:p>
        </text:list-item>
        <text:list-item>
          <text:p text:style-name="P40"><text:span text:style-name="T2">Em seguida, chamamos recursivamente a regra </text:span><text:span text:style-name="Source_20_Text"><text:span text:style-name="T2">concatenar</text:span></text:span><text:span text:style-name="T2"> com </text:span><text:span text:style-name="Source_20_Text"><text:span text:style-name="T2">Ls</text:span></text:span><text:span text:style-name="T2">, o que nos dá </text:span><text:span text:style-name="Source_20_Text"><text:span text:style-name="T2">Resto = [c, e, f, g]</text:span></text:span><text:span text:style-name="T2">.</text:span></text:p>
        </text:list-item>
        <text:list-item>
          <text:p text:style-name="P39"><text:span text:style-name="T2">Finalmente, usamos </text:span><text:span text:style-name="Source_20_Text"><text:span text:style-name="T2">append</text:span></text:span><text:span text:style-name="T2"> para concatenar </text:span><text:span text:style-name="Source_20_Text"><text:span text:style-name="T2">L</text:span></text:span><text:span text:style-name="T2"> a </text:span><text:span text:style-name="Source_20_Text"><text:span text:style-name="T2">Resto</text:span></text:span><text:span text:style-name="T2">, resultando em </text:span><text:span text:style-name="Source_20_Text"><text:span text:style-name="T2">Resultado = [a, b, c, e, f, g]</text:span></text:span><text:span text:style-name="T2">.</text:span></text:p>
        </text:list-item>
      </text:list>
      <text:p text:style-name="Text_20_body"><text:span text:style-name="T2">Esse é o processo que a regra </text:span><text:span text:style-name="Source_20_Text"><text:span text:style-name="T2">concatenar</text:span></text:span><text:span text:style-name="T2"> segue para concatenar efetivamente todas as sub-listas em uma única lista resultante.</text:span></text:p>
      <text:p text:style-name="P11"/>
      <text:p text:style-name="P33"/>
      <text:p text:style-name="P9"/>
      <text:p text:style-name="P9">CÓDIGO:</text:p>
      <text:p text:style-name="P9"><text:soft-page-break/></text:p>
      <text:p text:style-name="P29">concatenar([], []).</text:p>
      <text:p text:style-name="P29">concatenar([L|Ls], Resultado) :-</text:p>
      <text:p text:style-name="P29"><text:s text:c="4"/>concatenar(Ls, Resto),</text:p>
      <text:p text:style-name="P29"><text:s text:c="4"/>append(L, Resto, Resultado).</text:p>
      <text:p text:style-name="P8"/>
      <text:p text:style-name="P11">Questão 4) Escreva as cláusulas para juntar duas listas, intercalando seus elementos.</text:p>
      <text:p text:style-name="P11"/>
      <text:p text:style-name="P43">Para juntar duas listas, intercalando seus elementos, você pode criar uma regra em Prolog que combine as duas listas de forma alternada. Aqui está uma maneira de fazer isso:</text:p>
      <text:p text:style-name="P24">prolog</text:p>
      <text:p text:style-name="Preformatted_20_Text"><text:span text:style-name="Source_20_Text"><text:span text:style-name="T2">juntar([], L, L).</text:span></text:span></text:p>
      <text:p text:style-name="Preformatted_20_Text"><text:span text:style-name="Source_20_Text"><text:span text:style-name="T2">juntar(L, [], L).</text:span></text:span></text:p>
      <text:p text:style-name="Preformatted_20_Text"><text:span text:style-name="Source_20_Text"><text:span text:style-name="T2">juntar([X|Xs], [Y|Ys], [X,Y|Zs]) :-</text:span></text:span></text:p>
      <text:p text:style-name="P20"><text:span text:style-name="Source_20_Text"><text:span text:style-name="T2"><text:s text:c="4"/>juntar(Xs, Ys, Zs).</text:span></text:span></text:p>
      <text:p text:style-name="P45">Aqui está uma explicação detalhada das cláusulas:</text:p>
      <text:list xml:id="list2099014451" text:style-name="L9">
        <text:list-item>
          <text:p text:style-name="P47"><text:span text:style-name="Strong_20_Emphasis"><text:span text:style-name="T2">Caso Base 1</text:span></text:span><text:span text:style-name="T2">: Se a primeira lista estiver vazia (</text:span><text:span text:style-name="Source_20_Text"><text:span text:style-name="T2">[]</text:span></text:span><text:span text:style-name="T2">), então a lista resultante será a segunda lista (</text:span><text:span text:style-name="Source_20_Text"><text:span text:style-name="T2">L</text:span></text:span><text:span text:style-name="T2">). Essa cláusula lida com o caso em que a primeira lista já foi totalmente intercalada.</text:span></text:p>
        </text:list-item>
        <text:list-item>
          <text:p text:style-name="P47"><text:span text:style-name="Strong_20_Emphasis"><text:span text:style-name="T2">Caso Base 2</text:span></text:span><text:span text:style-name="T2">: Se a segunda lista estiver vazia (</text:span><text:span text:style-name="Source_20_Text"><text:span text:style-name="T2">[]</text:span></text:span><text:span text:style-name="T2">), então a lista resultante será a primeira lista (</text:span><text:span text:style-name="Source_20_Text"><text:span text:style-name="T2">L</text:span></text:span><text:span text:style-name="T2">). Isso lida com o caso em que a segunda lista já foi totalmente intercalada.</text:span></text:p>
        </text:list-item>
        <text:list-item>
          <text:p text:style-name="P47"><text:span text:style-name="Strong_20_Emphasis"><text:span text:style-name="T2">Regra Recursiva</text:span></text:span><text:span text:style-name="T2">: A terceira cláusula é a cláusula recursiva que lida com a intercalação dos elementos. Ela pega o primeiro elemento (</text:span><text:span text:style-name="Source_20_Text"><text:span text:style-name="T2">X</text:span></text:span><text:span text:style-name="T2">) da primeira lista (</text:span><text:span text:style-name="Source_20_Text"><text:span text:style-name="T2">[X|Xs]</text:span></text:span><text:span text:style-name="T2">), o primeiro elemento (</text:span><text:span text:style-name="Source_20_Text"><text:span text:style-name="T2">Y</text:span></text:span><text:span text:style-name="T2">) da segunda lista (</text:span><text:span text:style-name="Source_20_Text"><text:span text:style-name="T2">[Y|Ys]</text:span></text:span><text:span text:style-name="T2">), e constrói uma nova lista intercalada </text:span><text:span text:style-name="Source_20_Text"><text:span text:style-name="T2">[X, Y|Zs]</text:span></text:span><text:span text:style-name="T2">, onde </text:span><text:span text:style-name="Source_20_Text"><text:span text:style-name="T2">Zs</text:span></text:span><text:span text:style-name="T2"> é o resultado da chamada recursiva da regra </text:span><text:span text:style-name="Source_20_Text"><text:span text:style-name="T2">juntar</text:span></text:span><text:span text:style-name="T2"> com as listas restantes </text:span><text:span text:style-name="Source_20_Text"><text:span text:style-name="T2">Xs</text:span></text:span><text:span text:style-name="T2"> e </text:span><text:span text:style-name="Source_20_Text"><text:span text:style-name="T2">Ys</text:span></text:span><text:span text:style-name="T2">.</text:span></text:p>
        </text:list-item>
      </text:list>
      <text:p text:style-name="P45">Aqui estão alguns exemplos de como você pode usar essa regra:</text:p>
      <text:p text:style-name="P24">prolog</text:p>
      <text:p text:style-name="Preformatted_20_Text"><text:span text:style-name="Source_20_Text"><text:span text:style-name="T2">?- juntar([a, b, c], [1, 2, 3], Resultado).</text:span></text:span></text:p>
      <text:p text:style-name="Preformatted_20_Text"><text:span text:style-name="Source_20_Text"><text:span text:style-name="T2">Resultado = [a, 1, b, 2, c, 3].</text:span></text:span></text:p>
      <text:p text:style-name="P26"/>
      <text:p text:style-name="Preformatted_20_Text"><text:span text:style-name="Source_20_Text"><text:span text:style-name="T2">?- juntar([a, b, c], [], Resultado).</text:span></text:span></text:p>
      <text:p text:style-name="Preformatted_20_Text"><text:span text:style-name="Source_20_Text"><text:span text:style-name="T2">Resultado = [a, b, c].</text:span></text:span></text:p>
      <text:p text:style-name="P26"/>
      <text:p text:style-name="Preformatted_20_Text"><text:span text:style-name="Source_20_Text"><text:span text:style-name="T2">?- juntar([], [1, 2, 3], Resultado).</text:span></text:span></text:p>
      <text:p text:style-name="Preformatted_20_Text"><text:span text:style-name="Source_20_Text"><text:span text:style-name="T2">Resultado = [1, 2, 3].</text:span></text:span></text:p>
      <text:p text:style-name="P26"/>
      <text:p text:style-name="Preformatted_20_Text"><text:span text:style-name="Source_20_Text"><text:span text:style-name="T2">?- juntar([], [], Resultado).</text:span></text:span></text:p>
      <text:p text:style-name="P20"><text:span text:style-name="Source_20_Text"><text:span text:style-name="T2">Resultado = [].</text:span></text:span></text:p>
      <text:p text:style-name="Text_20_body"><text:span text:style-name="T2">Esses exemplos demonstram como a regra </text:span><text:span text:style-name="Source_20_Text"><text:span text:style-name="T2">juntar</text:span></text:span><text:span text:style-name="T2"> funciona intercalando os elementos de duas listas.</text:span></text:p>
      <text:p text:style-name="Text_20_body"><text:span text:style-name="T2"/></text:p>
      <text:p text:style-name="P48"><text:span text:style-name="T2">CÓDIGO:</text:span></text:p>
      <text:p text:style-name="P48"><text:soft-page-break/><text:span text:style-name="T2">juntar([], L, L).</text:span></text:p>
      <text:p text:style-name="P48"><text:span text:style-name="T2">juntar(L, [], L).</text:span></text:p>
      <text:p text:style-name="P48"><text:span text:style-name="T2">juntar([X|Xs], [Y|Ys], [X,Y|Zs]) :-</text:span></text:p>
      <text:p text:style-name="P48"><text:span text:style-name="T2"><text:s text:c="4"/>juntar(Xs, Ys, Zs).</text:span></text:p>
      <text:p text:style-name="P11"/>
      <text:p text:style-name="P11"/>
      <text:p text:style-name="P11"/>
      <text:p text:style-name="P11"/>
      <text:p text:style-name="P11">Questão 5) Escreva as cláusulas para adicionar um elemento ao final de uma lista.</text:p>
      <text:p text:style-name="P11"/>
      <text:p text:style-name="P43">Para adicionar um elemento ao final de uma lista em Prolog, você pode usar recursão para percorrer a lista até chegar ao final e, em seguida, adicionar o elemento desejado. Aqui estão as cláusulas para fazer isso:</text:p>
      <text:p text:style-name="P24">prolog</text:p>
      <text:p text:style-name="Preformatted_20_Text"><text:span text:style-name="Source_20_Text"><text:span text:style-name="T2">adicionarNoFinal(Elemento, [], [Elemento]).</text:span></text:span></text:p>
      <text:p text:style-name="Preformatted_20_Text"><text:span text:style-name="Source_20_Text"><text:span text:style-name="T2">adicionarNoFinal(Elemento, [X|Xs], [X|Resultado]) :-</text:span></text:span></text:p>
      <text:p text:style-name="P20"><text:span text:style-name="Source_20_Text"><text:span text:style-name="T2"><text:s text:c="4"/>adicionarNoFinal(Elemento, Xs, Resultado).</text:span></text:span></text:p>
      <text:p text:style-name="P45">Aqui está uma explicação detalhada das cláusulas:</text:p>
      <text:list xml:id="list3510743545" text:style-name="L10">
        <text:list-item>
          <text:p text:style-name="P49"><text:span text:style-name="Strong_20_Emphasis"><text:span text:style-name="T2">Caso Base</text:span></text:span><text:span text:style-name="T2">: A primeira cláusula trata do caso base, onde a lista de entrada está vazia (</text:span><text:span text:style-name="Source_20_Text"><text:span text:style-name="T2">[]</text:span></text:span><text:span text:style-name="T2">). Nesse caso, adicionamos o </text:span><text:span text:style-name="Source_20_Text"><text:span text:style-name="T2">Elemento</text:span></text:span><text:span text:style-name="T2"> à lista vazia, criando assim uma nova lista com um único elemento, que é o elemento que desejamos adicionar.</text:span></text:p>
        </text:list-item>
        <text:list-item>
          <text:p text:style-name="P49"><text:span text:style-name="Strong_20_Emphasis"><text:span text:style-name="T2">Regra Recursiva</text:span></text:span><text:span text:style-name="T2">: A segunda cláusula lida com o caso em que a lista de entrada não está vazia. Ela divide a lista em duas partes: a cabeça </text:span><text:span text:style-name="Source_20_Text"><text:span text:style-name="T2">X</text:span></text:span><text:span text:style-name="T2"> (primeiro elemento) e a cauda </text:span><text:span text:style-name="Source_20_Text"><text:span text:style-name="T2">Xs</text:span></text:span><text:span text:style-name="T2"> (resto da lista). Em seguida, chama recursivamente a regra </text:span><text:span text:style-name="Source_20_Text"><text:span text:style-name="T2">adicionarNoFinal</text:span></text:span><text:span text:style-name="T2"> com </text:span><text:span text:style-name="Source_20_Text"><text:span text:style-name="T2">Elemento</text:span></text:span><text:span text:style-name="T2"> e </text:span><text:span text:style-name="Source_20_Text"><text:span text:style-name="T2">Xs</text:span></text:span><text:span text:style-name="T2">, criando assim uma nova lista </text:span><text:span text:style-name="Source_20_Text"><text:span text:style-name="T2">Resultado</text:span></text:span><text:span text:style-name="T2">. O elemento </text:span><text:span text:style-name="Source_20_Text"><text:span text:style-name="T2">X</text:span></text:span><text:span text:style-name="T2"> é mantido na posição original, e o </text:span><text:span text:style-name="Source_20_Text"><text:span text:style-name="T2">Elemento</text:span></text:span><text:span text:style-name="T2"> é adicionado ao final da lista.</text:span></text:p>
        </text:list-item>
      </text:list>
      <text:p text:style-name="P45">Aqui estão alguns exemplos de como você pode usar essa regra para adicionar elementos ao final de uma lista:</text:p>
      <text:p text:style-name="P24">prolog</text:p>
      <text:p text:style-name="Preformatted_20_Text"><text:span text:style-name="Source_20_Text"><text:span text:style-name="T2">?- adicionarNoFinal(c, [a, b], Resultado).</text:span></text:span></text:p>
      <text:p text:style-name="Preformatted_20_Text"><text:span text:style-name="Source_20_Text"><text:span text:style-name="T2">Resultado = [a, b, c].</text:span></text:span></text:p>
      <text:p text:style-name="P26"/>
      <text:p text:style-name="Preformatted_20_Text"><text:span text:style-name="Source_20_Text"><text:span text:style-name="T2">?- adicionarNoFinal(3, [1, 2], Resultado).</text:span></text:span></text:p>
      <text:p text:style-name="Preformatted_20_Text"><text:span text:style-name="Source_20_Text"><text:span text:style-name="T2">Resultado = [1, 2, 3].</text:span></text:span></text:p>
      <text:p text:style-name="P26"/>
      <text:p text:style-name="Preformatted_20_Text"><text:span text:style-name="Source_20_Text"><text:span text:style-name="T2">?- adicionarNoFinal(d, [], Resultado).</text:span></text:span></text:p>
      <text:p text:style-name="P20"><text:span text:style-name="Source_20_Text"><text:span text:style-name="T2">Resultado = [d].</text:span></text:span></text:p>
      <text:p text:style-name="Text_20_body"><text:span text:style-name="T2">Esses exemplos demonstram como a regra </text:span><text:span text:style-name="Source_20_Text"><text:span text:style-name="T2">adicionarNoFinal</text:span></text:span><text:span text:style-name="T2"> funciona adicionando elementos ao final de uma lista existente.</text:span></text:p>
      <text:p text:style-name="P27"/>
      <text:p text:style-name="P11"/>
      <text:p text:style-name="P28">CÓDIGO:</text:p>
      <text:p text:style-name="P28"><text:soft-page-break/></text:p>
      <text:p text:style-name="P28">adicionarNoFinal(Elemento, [], [Elemento]).</text:p>
      <text:p text:style-name="P28">adicionarNoFinal(Elemento, [X|Xs], [X|Resultado]) :-</text:p>
      <text:p text:style-name="P28"><text:s text:c="4"/>adicionarNoFinal(Elemento, Xs, Resultado).</text:p>
      <text:p text:style-name="P27"/>
      <text:p text:style-name="P11"/>
      <text:p text:style-name="P11">Questão 6) Escreva as cláusulas para inverter uma lista.</text:p>
      <text:p text:style-name="P11"/>
      <text:p text:style-name="P43">Para inverter uma lista em Prolog, você pode usar recursão para remover elementos da lista original e adicioná-los ao início de uma nova lista. Aqui estão as cláusulas para fazer isso:</text:p>
      <text:p text:style-name="P24">prolog</text:p>
      <text:p text:style-name="Preformatted_20_Text"><text:span text:style-name="Source_20_Text"><text:span text:style-name="T2">inverter([], []).</text:span></text:span></text:p>
      <text:p text:style-name="Preformatted_20_Text"><text:span text:style-name="Source_20_Text"><text:span text:style-name="T2">inverter([X|Xs], Invertida) :-</text:span></text:span></text:p>
      <text:p text:style-name="Preformatted_20_Text"><text:span text:style-name="Source_20_Text"><text:span text:style-name="T2"><text:s text:c="4"/>inverter(Xs, Resto),</text:span></text:span></text:p>
      <text:p text:style-name="P20"><text:span text:style-name="Source_20_Text"><text:span text:style-name="T2"><text:s text:c="4"/>concatenar(Resto, [X], Invertida).</text:span></text:span></text:p>
      <text:p text:style-name="P45">Aqui está uma explicação detalhada das cláusulas:</text:p>
      <text:list xml:id="list3024479508" text:style-name="L11">
        <text:list-item>
          <text:p text:style-name="P50"><text:span text:style-name="Strong_20_Emphasis"><text:span text:style-name="T2">Caso Base</text:span></text:span><text:span text:style-name="T2">: A primeira cláusula trata do caso base, onde a lista de entrada está vazia (</text:span><text:span text:style-name="Source_20_Text"><text:span text:style-name="T2">[]</text:span></text:span><text:span text:style-name="T2">). Nesse caso, a lista invertida também é vazia (</text:span><text:span text:style-name="Source_20_Text"><text:span text:style-name="T2">[]</text:span></text:span><text:span text:style-name="T2">).</text:span></text:p>
        </text:list-item>
        <text:list-item>
          <text:p text:style-name="P50"><text:span text:style-name="Strong_20_Emphasis"><text:span text:style-name="T2">Regra Recursiva</text:span></text:span><text:span text:style-name="T2">: A segunda cláusula lida com o caso em que a lista de entrada não está vazia. Ela divide a lista em duas partes: a cabeça </text:span><text:span text:style-name="Source_20_Text"><text:span text:style-name="T2">X</text:span></text:span><text:span text:style-name="T2"> (primeiro elemento) e a cauda </text:span><text:span text:style-name="Source_20_Text"><text:span text:style-name="T2">Xs</text:span></text:span><text:span text:style-name="T2"> (resto da lista). Em seguida, chama recursivamente a regra </text:span><text:span text:style-name="Source_20_Text"><text:span text:style-name="T2">inverter</text:span></text:span><text:span text:style-name="T2"> com </text:span><text:span text:style-name="Source_20_Text"><text:span text:style-name="T2">Xs</text:span></text:span><text:span text:style-name="T2">, obtendo a lista invertida </text:span><text:span text:style-name="Source_20_Text"><text:span text:style-name="T2">Resto</text:span></text:span><text:span text:style-name="T2">. Por fim, usa a regra </text:span><text:span text:style-name="Source_20_Text"><text:span text:style-name="T2">concatenar</text:span></text:span><text:span text:style-name="T2"> para adicionar o elemento </text:span><text:span text:style-name="Source_20_Text"><text:span text:style-name="T2">X</text:span></text:span><text:span text:style-name="T2"> ao início da lista </text:span><text:span text:style-name="Source_20_Text"><text:span text:style-name="T2">Resto</text:span></text:span><text:span text:style-name="T2">, criando assim a lista </text:span><text:span text:style-name="Source_20_Text"><text:span text:style-name="T2">Invertida</text:span></text:span><text:span text:style-name="T2">.</text:span></text:p>
        </text:list-item>
      </text:list>
      <text:p text:style-name="P45">Aqui estão alguns exemplos de como você pode usar essa regra para inverter uma lista:</text:p>
      <text:p text:style-name="P24">prolog</text:p>
      <text:p text:style-name="Preformatted_20_Text"><text:span text:style-name="Source_20_Text"><text:span text:style-name="T2">?- inverter([a, b, c], Invertida).</text:span></text:span></text:p>
      <text:p text:style-name="Preformatted_20_Text"><text:span text:style-name="Source_20_Text"><text:span text:style-name="T2">Invertida = [c, b, a].</text:span></text:span></text:p>
      <text:p text:style-name="P26"/>
      <text:p text:style-name="Preformatted_20_Text"><text:span text:style-name="Source_20_Text"><text:span text:style-name="T2">?- inverter([1, 2, 3, 4, 5], Invertida).</text:span></text:span></text:p>
      <text:p text:style-name="Preformatted_20_Text"><text:span text:style-name="Source_20_Text"><text:span text:style-name="T2">Invertida = [5, 4, 3, 2, 1].</text:span></text:span></text:p>
      <text:p text:style-name="P26"/>
      <text:p text:style-name="Preformatted_20_Text"><text:span text:style-name="Source_20_Text"><text:span text:style-name="T2">?- inverter([], Invertida).</text:span></text:span></text:p>
      <text:p text:style-name="P20"><text:span text:style-name="Source_20_Text"><text:span text:style-name="T2">Invertida = [].</text:span></text:span></text:p>
      <text:p text:style-name="Text_20_body"><text:span text:style-name="T2">Esses exemplos demonstram como a regra </text:span><text:span text:style-name="Source_20_Text"><text:span text:style-name="T2">inverter</text:span></text:span><text:span text:style-name="T2"> funciona invertendo os elementos de uma lista.</text:span></text:p>
      <text:p text:style-name="P11"/>
      <text:p text:style-name="P11"/>
      <text:p text:style-name="P28">CÓDIGO:</text:p>
      <text:p text:style-name="P27">inverter([], []).</text:p>
      <text:p text:style-name="P27">inverter([X|Xs], Invertida) :-</text:p>
      <text:p text:style-name="P27"><text:s text:c="4"/>inverter(Xs, Resto),</text:p>
      <text:p text:style-name="P27"><text:s text:c="4"/>concatenar(Resto, [X], Invertida).</text:p>
      <text:p text:style-name="P27"/>
      <text:p text:style-name="P11">Questão <text:span text:style-name="T7">7</text:span>) Escreva as cláusulas para inverter uma lista genérica de tal forma que todas as suas sublistas sejam também invertidas.</text:p>
      <text:p text:style-name="P41"><text:soft-page-break/>Para inverter uma lista genérica de tal forma que todas as suas sublistas também sejam invertidas em Prolog, você pode criar uma regra que verifica se um elemento da lista é uma lista ou um elemento simples, e então inverte de acordo. Além disso, você pode implementar uma cláusula <text:span text:style-name="Source_20_Text">is_list(L)</text:span> para verificar se um elemento é uma lista. Aqui está como fazer isso:</text:p>
      <text:p text:style-name="P20">prolog</text:p>
      <text:p text:style-name="Preformatted_20_Text"><text:span text:style-name="Source_20_Text">% Cláusula para verificar se um elemento é uma lista</text:span></text:p>
      <text:p text:style-name="Preformatted_20_Text"><text:span text:style-name="Source_20_Text">is_list([]).</text:span></text:p>
      <text:p text:style-name="Preformatted_20_Text"><text:span text:style-name="Source_20_Text">is_list([_|_]).</text:span></text:p>
      <text:p text:style-name="Preformatted_20_Text"/>
      <text:p text:style-name="Preformatted_20_Text"><text:span text:style-name="Source_20_Text">% Cláusula para inverter uma lista genérica</text:span></text:p>
      <text:p text:style-name="Preformatted_20_Text"><text:span text:style-name="Source_20_Text">inverterLG([], []).</text:span></text:p>
      <text:p text:style-name="Preformatted_20_Text"><text:span text:style-name="Source_20_Text">inverterLG([X|Xs], [Y|Ys]) :-</text:span></text:p>
      <text:p text:style-name="Preformatted_20_Text"><text:span text:style-name="Source_20_Text"><text:s text:c="4"/>is_list(X),</text:span></text:p>
      <text:p text:style-name="Preformatted_20_Text"><text:span text:style-name="Source_20_Text"><text:s text:c="4"/>inverterLG(X, Y),</text:span></text:p>
      <text:p text:style-name="Preformatted_20_Text"><text:span text:style-name="Source_20_Text"><text:s text:c="4"/>inverterLG(Xs, Ys).</text:span></text:p>
      <text:p text:style-name="Preformatted_20_Text"><text:span text:style-name="Source_20_Text">inverterLG([X|Xs], [Y|Ys]) :-</text:span></text:p>
      <text:p text:style-name="Preformatted_20_Text"><text:span text:style-name="Source_20_Text"><text:s text:c="4"/>not(is_list(X)),</text:span></text:p>
      <text:p text:style-name="Preformatted_20_Text"><text:span text:style-name="Source_20_Text"><text:s text:c="4"/>inverterLG(Xs, Ys),</text:span></text:p>
      <text:p text:style-name="P20"><text:span text:style-name="Source_20_Text"><text:s text:c="4"/>Y = X.</text:span></text:p>
      <text:p text:style-name="Text_20_body">Aqui está uma explicação detalhada das cláusulas:</text:p>
      <text:list xml:id="list310822430" text:style-name="L12">
        <text:list-item>
          <text:p text:style-name="P51"><text:span text:style-name="Strong_20_Emphasis">Cláusula </text:span><text:span text:style-name="Strong_20_Emphasis"><text:span text:style-name="Source_20_Text">is_list</text:span></text:span>: Essa cláusula verifica se um elemento é uma lista. Se o elemento for uma lista vazia (<text:span text:style-name="Source_20_Text">[]</text:span>) ou uma lista com pelo menos um elemento (<text:span text:style-name="Source_20_Text">[_|_]</text:span>), a cláusula retornará verdadeira, indicando que o elemento é uma lista.</text:p>
        </text:list-item>
        <text:list-item>
          <text:p text:style-name="P51"><text:span text:style-name="Strong_20_Emphasis">Cláusula </text:span><text:span text:style-name="Strong_20_Emphasis"><text:span text:style-name="Source_20_Text">inverterLG</text:span></text:span><text:span text:style-name="Strong_20_Emphasis"> - Caso Base</text:span>: A primeira cláusula lida com o caso base, onde a lista de entrada <text:span text:style-name="Source_20_Text">LG</text:span> está vazia. Nesse caso, a lista invertida <text:span text:style-name="Source_20_Text">Linv</text:span> também é vazia.</text:p>
        </text:list-item>
        <text:list-item>
          <text:p text:style-name="P51"><text:span text:style-name="Strong_20_Emphasis">Cláusula </text:span><text:span text:style-name="Strong_20_Emphasis"><text:span text:style-name="Source_20_Text">inverterLG</text:span></text:span><text:span text:style-name="Strong_20_Emphasis"> - Caso para Listas</text:span>: A segunda cláusula lida com o caso em que o primeiro elemento da lista de entrada <text:span text:style-name="Source_20_Text">LG</text:span> é uma lista (verificado usando <text:span text:style-name="Source_20_Text">is_list(X)</text:span>). Ela chama recursivamente a regra <text:span text:style-name="Source_20_Text">inverterLG</text:span> para inverter a lista <text:span text:style-name="Source_20_Text">X</text:span> e armazená-la em <text:span text:style-name="Source_20_Text">Y</text:span>, e também chama recursivamente <text:span text:style-name="Source_20_Text">inverterLG</text:span> para processar o restante da lista <text:span text:style-name="Source_20_Text">Xs</text:span> e armazená-lo em <text:span text:style-name="Source_20_Text">Ys</text:span>.</text:p>
        </text:list-item>
        <text:list-item>
          <text:p text:style-name="P51"><text:span text:style-name="Strong_20_Emphasis">Cláusula </text:span><text:span text:style-name="Strong_20_Emphasis"><text:span text:style-name="Source_20_Text">inverterLG</text:span></text:span><text:span text:style-name="Strong_20_Emphasis"> - Caso para Elementos Simples</text:span>: A terceira cláusula lida com o caso em que o primeiro elemento da lista de entrada <text:span text:style-name="Source_20_Text">LG</text:span> não é uma lista (verificado usando <text:span text:style-name="Source_20_Text">not(is_list(X))</text:span>). Ela chama recursivamente a regra <text:span text:style-name="Source_20_Text">inverterLG</text:span> para processar o restante da lista <text:span text:style-name="Source_20_Text">Xs</text:span> e armazená-lo em <text:span text:style-name="Source_20_Text">Ys</text:span>, e atribui o valor de <text:span text:style-name="Source_20_Text">X</text:span> a <text:span text:style-name="Source_20_Text">Y</text:span>, garantindo que elementos simples sejam mantidos na ordem original.</text:p>
        </text:list-item>
      </text:list>
      <text:p text:style-name="Text_20_body">Agora, você pode usá-la da seguinte forma:</text:p>
      <text:p text:style-name="P20">prolog</text:p>
      <text:p text:style-name="Preformatted_20_Text"><text:span text:style-name="Source_20_Text">?- inverterLG([a, b, [c, d, e]], L).</text:span></text:p>
      <text:p text:style-name="P20"><text:span text:style-name="Source_20_Text">L = [[e, d, c], b, a].</text:span></text:p>
      <text:p text:style-name="Text_20_body">Esta consulta retorna a lista <text:span text:style-name="Source_20_Text">L</text:span> na qual todas as sublistas foram invertidas, conforme o desejado.</text:p>
      <text:p text:style-name="P11"/>
      <text:p text:style-name="P11"/>
      <text:p text:style-name="P28">CÓDIGO:</text:p>
      <text:p text:style-name="P28"><text:soft-page-break/>% Cláusula para verificar se um elemento é uma lista</text:p>
      <text:p text:style-name="P28">is_list([]).</text:p>
      <text:p text:style-name="P28">is_list([_|_]).</text:p>
      <text:p text:style-name="P28"/>
      <text:p text:style-name="P28">% Cláusula para inverter uma lista genérica</text:p>
      <text:p text:style-name="P28">inverterLG([], []).</text:p>
      <text:p text:style-name="P28">inverterLG([X|Xs], [Y|Ys]) :-</text:p>
      <text:p text:style-name="P28"><text:s text:c="4"/>is_list(X),</text:p>
      <text:p text:style-name="P28"><text:s text:c="4"/>inverterLG(X, Y),</text:p>
      <text:p text:style-name="P28"><text:s text:c="4"/>inverterLG(Xs, Ys).</text:p>
      <text:p text:style-name="P28">inverterLG([X|Xs], [Y|Ys]) :-</text:p>
      <text:p text:style-name="P28"><text:s text:c="4"/>not(is_list(X)),</text:p>
      <text:p text:style-name="P28"><text:s text:c="4"/>inverterLG(Xs, Ys),</text:p>
      <text:p text:style-name="P28"><text:s text:c="4"/>Y = X.</text:p>
      <text:p text:style-name="P11"/>
      <text:p text:style-name="P11">Questão <text:span text:style-name="T7">8</text:span>) Escreva as cláusulas parear que recebe um elemento E e uma lista L, e produz a lista de pares cujo primeiro elemento é E e o segundo elemento é um membro de L.</text:p>
      <text:p text:style-name="P11"/>
      <text:p text:style-name="P41"><text:span text:style-name="T2">Para criar a cláusula </text:span><text:span text:style-name="Source_20_Text"><text:span text:style-name="T2">parear</text:span></text:span><text:span text:style-name="T2"> em Prolog, que recebe um elemento </text:span><text:span text:style-name="Source_20_Text"><text:span text:style-name="T2">E</text:span></text:span><text:span text:style-name="T2"> e uma lista </text:span><text:span text:style-name="Source_20_Text"><text:span text:style-name="T2">L</text:span></text:span><text:span text:style-name="T2"> e produz uma lista de pares cujo primeiro elemento é </text:span><text:span text:style-name="Source_20_Text"><text:span text:style-name="T2">E</text:span></text:span><text:span text:style-name="T2"> e o segundo elemento é um membro de </text:span><text:span text:style-name="Source_20_Text"><text:span text:style-name="T2">L</text:span></text:span><text:span text:style-name="T2">, você pode usar a recursão para percorrer a lista </text:span><text:span text:style-name="Source_20_Text"><text:span text:style-name="T2">L</text:span></text:span><text:span text:style-name="T2"> e construir os pares. Aqui está como fazer isso:</text:span></text:p>
      <text:p text:style-name="P24">prolog</text:p>
      <text:p text:style-name="Preformatted_20_Text"><text:span text:style-name="Source_20_Text"><text:span text:style-name="T2">parear(_, [], []).</text:span></text:span></text:p>
      <text:p text:style-name="Preformatted_20_Text"><text:span text:style-name="Source_20_Text"><text:span text:style-name="T2">parear(E, [X|Xs], [[E,X]|LL]) :-</text:span></text:span></text:p>
      <text:p text:style-name="P20"><text:span text:style-name="Source_20_Text"><text:span text:style-name="T2"><text:s text:c="4"/>parear(E, Xs, LL).</text:span></text:span></text:p>
      <text:p text:style-name="P45">Aqui está uma explicação detalhada das cláusulas:</text:p>
      <text:list xml:id="list2516469844" text:style-name="L13">
        <text:list-item>
          <text:p text:style-name="P52"><text:span text:style-name="Strong_20_Emphasis"><text:span text:style-name="T2">Caso Base</text:span></text:span><text:span text:style-name="T2">: A primeira cláusula trata do caso base, onde a lista </text:span><text:span text:style-name="Source_20_Text"><text:span text:style-name="T2">L</text:span></text:span><text:span text:style-name="T2"> está vazia (</text:span><text:span text:style-name="Source_20_Text"><text:span text:style-name="T2">[]</text:span></text:span><text:span text:style-name="T2">). Nesse caso, não há nada a ser pareado, então a lista resultante </text:span><text:span text:style-name="Source_20_Text"><text:span text:style-name="T2">LL</text:span></text:span><text:span text:style-name="T2"> também é vazia (</text:span><text:span text:style-name="Source_20_Text"><text:span text:style-name="T2">[]</text:span></text:span><text:span text:style-name="T2">).</text:span></text:p>
        </text:list-item>
        <text:list-item>
          <text:p text:style-name="P52"><text:span text:style-name="Strong_20_Emphasis"><text:span text:style-name="T2">Regra Recursiva</text:span></text:span><text:span text:style-name="T2">: A segunda cláusula lida com o caso em que a lista </text:span><text:span text:style-name="Source_20_Text"><text:span text:style-name="T2">L</text:span></text:span><text:span text:style-name="T2"> não está vazia. Ela divide a lista em dois elementos: o primeiro elemento </text:span><text:span text:style-name="Source_20_Text"><text:span text:style-name="T2">X</text:span></text:span><text:span text:style-name="T2"> e o restante da lista </text:span><text:span text:style-name="Source_20_Text"><text:span text:style-name="T2">Xs</text:span></text:span><text:span text:style-name="T2">. Em seguida, ela cria um par </text:span><text:span text:style-name="Source_20_Text"><text:span text:style-name="T2">[E, X]</text:span></text:span><text:span text:style-name="T2">, onde </text:span><text:span text:style-name="Source_20_Text"><text:span text:style-name="T2">E</text:span></text:span><text:span text:style-name="T2"> é o elemento passado como primeiro argumento para a cláusula </text:span><text:span text:style-name="Source_20_Text"><text:span text:style-name="T2">parear</text:span></text:span><text:span text:style-name="T2">, e </text:span><text:span text:style-name="Source_20_Text"><text:span text:style-name="T2">X</text:span></text:span><text:span text:style-name="T2"> é o elemento da lista </text:span><text:span text:style-name="Source_20_Text"><text:span text:style-name="T2">L</text:span></text:span><text:span text:style-name="T2">. Depois, chama recursivamente a cláusula </text:span><text:span text:style-name="Source_20_Text"><text:span text:style-name="T2">parear</text:span></text:span><text:span text:style-name="T2"> com o restante da lista </text:span><text:span text:style-name="Source_20_Text"><text:span text:style-name="T2">Xs</text:span></text:span><text:span text:style-name="T2"> e constrói a lista </text:span><text:span text:style-name="Source_20_Text"><text:span text:style-name="T2">LL</text:span></text:span><text:span text:style-name="T2">.</text:span></text:p>
        </text:list-item>
      </text:list>
      <text:p text:style-name="Text_20_body"><text:span text:style-name="T2">Aqui estão alguns exemplos de como você pode usar a cláusula </text:span><text:span text:style-name="Source_20_Text"><text:span text:style-name="T2">parear</text:span></text:span><text:span text:style-name="T2">:</text:span></text:p>
      <text:p text:style-name="P24">prolog</text:p>
      <text:p text:style-name="Preformatted_20_Text"><text:span text:style-name="Source_20_Text"><text:span text:style-name="T2">?- parear(x, [a, b, c], LL).</text:span></text:span></text:p>
      <text:p text:style-name="Preformatted_20_Text"><text:span text:style-name="Source_20_Text"><text:span text:style-name="T2">LL = [[x, a], [x, b], [x, c]].</text:span></text:span></text:p>
      <text:p text:style-name="P26"/>
      <text:p text:style-name="Preformatted_20_Text"><text:span text:style-name="Source_20_Text"><text:span text:style-name="T2">?- parear(1, [2, 3, 4], LL).</text:span></text:span></text:p>
      <text:p text:style-name="Preformatted_20_Text"><text:span text:style-name="Source_20_Text"><text:span text:style-name="T2">LL = [[1, 2], [1, 3], [1, 4]].</text:span></text:span></text:p>
      <text:p text:style-name="P26"/>
      <text:p text:style-name="Preformatted_20_Text"><text:span text:style-name="Source_20_Text"><text:span text:style-name="T2">?- parear(z, [], LL).</text:span></text:span></text:p>
      <text:p text:style-name="P20"><text:span text:style-name="Source_20_Text"><text:span text:style-name="T2">LL = [].</text:span></text:span></text:p>
      <text:p text:style-name="Text_20_body"><text:span text:style-name="T2">Esses exemplos demonstram como a cláusula </text:span><text:span text:style-name="Source_20_Text"><text:span text:style-name="T2">parear</text:span></text:span><text:span text:style-name="T2"> funciona, criando pares com o elemento </text:span><text:span text:style-name="Source_20_Text"><text:span text:style-name="T2">E</text:span></text:span><text:span text:style-name="T2"> e cada elemento da lista </text:span><text:span text:style-name="Source_20_Text"><text:span text:style-name="T2">L</text:span></text:span><text:span text:style-name="T2">.</text:span></text:p>
      <text:p text:style-name="P27"><text:soft-page-break/></text:p>
      <text:p text:style-name="P11"/>
      <text:p text:style-name="P30">CÓDIGO:</text:p>
      <text:p text:style-name="P30">parear(_, [], []).</text:p>
      <text:p text:style-name="P30">parear(E, [X|Xs], [[E,X]|LL]) :-</text:p>
      <text:p text:style-name="P30"><text:s text:c="4"/>parear(E, Xs, LL).</text:p>
      <text:p text:style-name="P30"/>
      <text:p text:style-name="P11">Questão <text:span text:style-name="T7">9</text:span>) Escreva as cláusulas pares que recebe uma lista L, e produz a lista de todos os pares não</text:p>
      <text:p text:style-name="P11">ordenados dos elementos de L.</text:p>
      <text:p text:style-name="P11"/>
      <text:p text:style-name="P41"><text:span text:style-name="T2">Para criar a cláusula </text:span><text:span text:style-name="Source_20_Text"><text:span text:style-name="T2">pares</text:span></text:span><text:span text:style-name="T2"> em Prolog, que recebe uma lista </text:span><text:span text:style-name="Source_20_Text"><text:span text:style-name="T2">L</text:span></text:span><text:span text:style-name="T2"> e produz a lista de todos os pares não ordenados dos elementos de </text:span><text:span text:style-name="Source_20_Text"><text:span text:style-name="T2">L</text:span></text:span><text:span text:style-name="T2">, você pode usar a recursão para percorrer a lista e combinar todos os elementos de maneira não ordenada. Aqui está como fazer isso:</text:span></text:p>
      <text:p text:style-name="P24">prolog</text:p>
      <text:p text:style-name="Preformatted_20_Text"><text:span text:style-name="Source_20_Text"><text:span text:style-name="T2">pares([], []).</text:span></text:span></text:p>
      <text:p text:style-name="Preformatted_20_Text"><text:span text:style-name="Source_20_Text"><text:span text:style-name="T2">pares([X|Xs], Pares) :-</text:span></text:span></text:p>
      <text:p text:style-name="Preformatted_20_Text"><text:span text:style-name="Source_20_Text"><text:span text:style-name="T2"><text:s text:c="4"/>combinar(X, Xs, Pares1),</text:span></text:span></text:p>
      <text:p text:style-name="Preformatted_20_Text"><text:span text:style-name="Source_20_Text"><text:span text:style-name="T2"><text:s text:c="4"/>pares(Xs, Pares2),</text:span></text:span></text:p>
      <text:p text:style-name="Preformatted_20_Text"><text:span text:style-name="Source_20_Text"><text:span text:style-name="T2"><text:s text:c="4"/>append(Pares1, Pares2, Pares).</text:span></text:span></text:p>
      <text:p text:style-name="P26"/>
      <text:p text:style-name="Preformatted_20_Text"><text:span text:style-name="Source_20_Text"><text:span text:style-name="T2">combinar(_, [], []).</text:span></text:span></text:p>
      <text:p text:style-name="Preformatted_20_Text"><text:span text:style-name="Source_20_Text"><text:span text:style-name="T2">combinar(E, [Y|Ys], [[E, Y]|Pares]) :-</text:span></text:span></text:p>
      <text:p text:style-name="P20"><text:span text:style-name="Source_20_Text"><text:span text:style-name="T2"><text:s text:c="4"/>combinar(E, Ys, Pares).</text:span></text:span></text:p>
      <text:p text:style-name="P45">Aqui está uma explicação detalhada das cláusulas:</text:p>
      <text:list xml:id="list2442638589" text:style-name="L14">
        <text:list-item>
          <text:p text:style-name="P53"><text:span text:style-name="Strong_20_Emphasis"><text:span text:style-name="T2">Cláusula </text:span></text:span><text:span text:style-name="Strong_20_Emphasis"><text:span text:style-name="Source_20_Text"><text:span text:style-name="T2">pares</text:span></text:span></text:span><text:span text:style-name="Strong_20_Emphasis"><text:span text:style-name="T2"> - Caso Base</text:span></text:span><text:span text:style-name="T2">: A primeira cláusula trata do caso base, onde a lista </text:span><text:span text:style-name="Source_20_Text"><text:span text:style-name="T2">L</text:span></text:span><text:span text:style-name="T2"> está vazia (</text:span><text:span text:style-name="Source_20_Text"><text:span text:style-name="T2">[]</text:span></text:span><text:span text:style-name="T2">). Nesse caso, não há pares a serem formados, então a lista de pares </text:span><text:span text:style-name="Source_20_Text"><text:span text:style-name="T2">Pares</text:span></text:span><text:span text:style-name="T2"> também é vazia (</text:span><text:span text:style-name="Source_20_Text"><text:span text:style-name="T2">[]</text:span></text:span><text:span text:style-name="T2">).</text:span></text:p>
        </text:list-item>
        <text:list-item>
          <text:p text:style-name="P53"><text:span text:style-name="Strong_20_Emphasis"><text:span text:style-name="T2">Cláusula </text:span></text:span><text:span text:style-name="Strong_20_Emphasis"><text:span text:style-name="Source_20_Text"><text:span text:style-name="T2">pares</text:span></text:span></text:span><text:span text:style-name="Strong_20_Emphasis"><text:span text:style-name="T2"> - Regra Recursiva</text:span></text:span><text:span text:style-name="T2">: A segunda cláusula lida com o caso em que a lista </text:span><text:span text:style-name="Source_20_Text"><text:span text:style-name="T2">L</text:span></text:span><text:span text:style-name="T2"> não está vazia. Ela divide a lista em dois elementos: o primeiro elemento </text:span><text:span text:style-name="Source_20_Text"><text:span text:style-name="T2">X</text:span></text:span><text:span text:style-name="T2"> e o restante da lista </text:span><text:span text:style-name="Source_20_Text"><text:span text:style-name="T2">Xs</text:span></text:span><text:span text:style-name="T2">. Em seguida, chama a regra </text:span><text:span text:style-name="Source_20_Text"><text:span text:style-name="T2">combinar</text:span></text:span><text:span text:style-name="T2"> para criar todos os pares não ordenados de </text:span><text:span text:style-name="Source_20_Text"><text:span text:style-name="T2">X</text:span></text:span><text:span text:style-name="T2"> com os elementos de </text:span><text:span text:style-name="Source_20_Text"><text:span text:style-name="T2">Xs</text:span></text:span><text:span text:style-name="T2"> e armazena-os em </text:span><text:span text:style-name="Source_20_Text"><text:span text:style-name="T2">Pares1</text:span></text:span><text:span text:style-name="T2">. Em seguida, chama recursivamente a regra </text:span><text:span text:style-name="Source_20_Text"><text:span text:style-name="T2">pares</text:span></text:span><text:span text:style-name="T2"> com </text:span><text:span text:style-name="Source_20_Text"><text:span text:style-name="T2">Xs</text:span></text:span><text:span text:style-name="T2"> para obter a lista de pares </text:span><text:span text:style-name="Source_20_Text"><text:span text:style-name="T2">Pares2</text:span></text:span><text:span text:style-name="T2">. Por fim, usa a função </text:span><text:span text:style-name="Source_20_Text"><text:span text:style-name="T2">append</text:span></text:span><text:span text:style-name="T2"> para concatenar </text:span><text:span text:style-name="Source_20_Text"><text:span text:style-name="T2">Pares1</text:span></text:span><text:span text:style-name="T2"> e </text:span><text:span text:style-name="Source_20_Text"><text:span text:style-name="T2">Pares2</text:span></text:span><text:span text:style-name="T2"> e obter a lista final de pares </text:span><text:span text:style-name="Source_20_Text"><text:span text:style-name="T2">Pares</text:span></text:span><text:span text:style-name="T2">.</text:span></text:p>
        </text:list-item>
        <text:list-item>
          <text:p text:style-name="P53"><text:span text:style-name="Strong_20_Emphasis"><text:span text:style-name="T2">Cláusula </text:span></text:span><text:span text:style-name="Strong_20_Emphasis"><text:span text:style-name="Source_20_Text"><text:span text:style-name="T2">combinar</text:span></text:span></text:span><text:span text:style-name="Strong_20_Emphasis"><text:span text:style-name="T2"> - Caso Base</text:span></text:span><text:span text:style-name="T2">: A primeira cláusula da regra </text:span><text:span text:style-name="Source_20_Text"><text:span text:style-name="T2">combinar</text:span></text:span><text:span text:style-name="T2"> trata do caso base, onde não há elementos para combinar com </text:span><text:span text:style-name="Source_20_Text"><text:span text:style-name="T2">E</text:span></text:span><text:span text:style-name="T2">. Nesse caso, a lista de pares é vazia (</text:span><text:span text:style-name="Source_20_Text"><text:span text:style-name="T2">[]</text:span></text:span><text:span text:style-name="T2">).</text:span></text:p>
        </text:list-item>
        <text:list-item>
          <text:p text:style-name="P53"><text:span text:style-name="Strong_20_Emphasis"><text:span text:style-name="T2">Cláusula </text:span></text:span><text:span text:style-name="Strong_20_Emphasis"><text:span text:style-name="Source_20_Text"><text:span text:style-name="T2">combinar</text:span></text:span></text:span><text:span text:style-name="Strong_20_Emphasis"><text:span text:style-name="T2"> - Regra Recursiva</text:span></text:span><text:span text:style-name="T2">: A segunda cláusula da regra </text:span><text:span text:style-name="Source_20_Text"><text:span text:style-name="T2">combinar</text:span></text:span><text:span text:style-name="T2"> lida com o caso em que ainda há elementos em </text:span><text:span text:style-name="Source_20_Text"><text:span text:style-name="T2">Ys</text:span></text:span><text:span text:style-name="T2"> para combinar com </text:span><text:span text:style-name="Source_20_Text"><text:span text:style-name="T2">E</text:span></text:span><text:span text:style-name="T2">. Ela divide a lista </text:span><text:span text:style-name="Source_20_Text"><text:span text:style-name="T2">Ys</text:span></text:span><text:span text:style-name="T2"> em dois elementos: o primeiro elemento </text:span><text:span text:style-name="Source_20_Text"><text:span text:style-name="T2">Y</text:span></text:span><text:span text:style-name="T2"> e o restante da lista </text:span><text:span text:style-name="Source_20_Text"><text:span text:style-name="T2">Ys</text:span></text:span><text:span text:style-name="T2">. Em seguida, cria um par </text:span><text:span text:style-name="Source_20_Text"><text:span text:style-name="T2">[E, Y]</text:span></text:span><text:span text:style-name="T2"> e chama recursivamente a regra </text:span><text:span text:style-name="Source_20_Text"><text:span text:style-name="T2">combinar</text:span></text:span><text:span text:style-name="T2"> com o restante da lista </text:span><text:span text:style-name="Source_20_Text"><text:span text:style-name="T2">Ys</text:span></text:span><text:span text:style-name="T2"> para obter os pares restantes.</text:span></text:p>
        </text:list-item>
      </text:list>
      <text:p text:style-name="Text_20_body"><text:span text:style-name="T2">Aqui estão alguns exemplos de como você pode usar a cláusula </text:span><text:span text:style-name="Source_20_Text"><text:span text:style-name="T2">pares</text:span></text:span><text:span text:style-name="T2">:</text:span></text:p>
      <text:p text:style-name="P24">prolog</text:p>
      <text:p text:style-name="Preformatted_20_Text"><text:soft-page-break/><text:span text:style-name="Source_20_Text"><text:span text:style-name="T2">?- pares([a, b, c, d], Pares).</text:span></text:span></text:p>
      <text:p text:style-name="Preformatted_20_Text"><text:span text:style-name="Source_20_Text"><text:span text:style-name="T2">Pares = [[a, b], [a, c], [a, d], [b, c], [b, d], [c, d]].</text:span></text:span></text:p>
      <text:p text:style-name="P26"/>
      <text:p text:style-name="Preformatted_20_Text"><text:span text:style-name="Source_20_Text"><text:span text:style-name="T2">?- pares([1, 2, 3], Pares).</text:span></text:span></text:p>
      <text:p text:style-name="Preformatted_20_Text"><text:span text:style-name="Source_20_Text"><text:span text:style-name="T2">Pares = [[1, 2], [1, 3], [2, 3]].</text:span></text:span></text:p>
      <text:p text:style-name="P26"/>
      <text:p text:style-name="Preformatted_20_Text"><text:span text:style-name="Source_20_Text"><text:span text:style-name="T2">?- pares([], Pares).</text:span></text:span></text:p>
      <text:p text:style-name="P20"><text:span text:style-name="Source_20_Text"><text:span text:style-name="T2">Pares = [].</text:span></text:span></text:p>
      <text:p text:style-name="Text_20_body"><text:span text:style-name="T2">Esses exemplos demonstram como a cláusula </text:span><text:span text:style-name="Source_20_Text"><text:span text:style-name="T2">pares</text:span></text:span><text:span text:style-name="T2"> funciona, produzindo todos os pares não ordenados dos elementos da lista </text:span><text:span text:style-name="Source_20_Text"><text:span text:style-name="T2">L</text:span></text:span><text:span text:style-name="T2">.</text:span></text:p>
      <text:p text:style-name="P11"/>
      <text:p text:style-name="P30">CÓDIGO:</text:p>
      <text:p text:style-name="P30">pares([], []).</text:p>
      <text:p text:style-name="P30">pares([X|Xs], Pares) :-</text:p>
      <text:p text:style-name="P30"><text:s text:c="4"/>combinar(X, Xs, Pares1),</text:p>
      <text:p text:style-name="P30"><text:s text:c="4"/>pares(Xs, Pares2),</text:p>
      <text:p text:style-name="P30"><text:s text:c="4"/>append(Pares1, Pares2, Pares).</text:p>
      <text:p text:style-name="P30"/>
      <text:p text:style-name="P30">combinar(_, [], []).</text:p>
      <text:p text:style-name="P30">combinar(E, [Y|Ys], [[E, Y]|Pares]) :-</text:p>
      <text:p text:style-name="P30"><text:s text:c="4"/>combinar(E, Ys, Pares).</text:p>
      <text:p text:style-name="P28"/>
      <text:p text:style-name="P28"/>
      <text:p text:style-name="P11">Questão <text:span text:style-name="T7">11</text:span>) Escreva as cláusulas para produzir todas as permutações dos elementos de uma lista.</text:p>
      <text:p text:style-name="P11"/>
      <text:p text:style-name="P41"><text:span text:style-name="T2">Para gerar todas as permutações dos elementos de uma lista em Prolog, você pode usar recursão para selecionar um elemento da lista, removê-lo da lista original e continuar gerando permutações com a lista restante. Aqui está como você pode fazer isso usando a função </text:span><text:span text:style-name="Source_20_Text"><text:span text:style-name="T2">remova</text:span></text:span><text:span text:style-name="T2">:</text:span></text:p>
      <text:p text:style-name="P24">prolog</text:p>
      <text:p text:style-name="Preformatted_20_Text"><text:span text:style-name="Source_20_Text"><text:span text:style-name="T2">remova(X, [X|T], T).</text:span></text:span></text:p>
      <text:p text:style-name="Preformatted_20_Text"><text:span text:style-name="Source_20_Text"><text:span text:style-name="T2">remova(X, [H|T], [H|NT]) :- remova(X, T, NT).</text:span></text:span></text:p>
      <text:p text:style-name="P26"/>
      <text:p text:style-name="Preformatted_20_Text"><text:span text:style-name="Source_20_Text"><text:span text:style-name="T2">permutar([], []).</text:span></text:span></text:p>
      <text:p text:style-name="P20"><text:span text:style-name="Source_20_Text"><text:span text:style-name="T2">permutar(L1, [X|L]) :- remova(X, L1, Resto), permutar(Resto, L).</text:span></text:span></text:p>
      <text:p text:style-name="P45">Aqui está uma explicação detalhada das cláusulas:</text:p>
      <text:list xml:id="list3295019718" text:style-name="L15">
        <text:list-item>
          <text:p text:style-name="P54"><text:span text:style-name="Strong_20_Emphasis"><text:span text:style-name="T2">Cláusula </text:span></text:span><text:span text:style-name="Strong_20_Emphasis"><text:span text:style-name="Source_20_Text"><text:span text:style-name="T2">remova</text:span></text:span></text:span><text:span text:style-name="T2">: Essa cláusula é usada para remover um elemento </text:span><text:span text:style-name="Source_20_Text"><text:span text:style-name="T2">X</text:span></text:span><text:span text:style-name="T2"> de uma lista. Se </text:span><text:span text:style-name="Source_20_Text"><text:span text:style-name="T2">X</text:span></text:span><text:span text:style-name="T2"> for o primeiro elemento da lista (</text:span><text:span text:style-name="Source_20_Text"><text:span text:style-name="T2">[X|T]</text:span></text:span><text:span text:style-name="T2">), ele é removido, e a lista resultante é </text:span><text:span text:style-name="Source_20_Text"><text:span text:style-name="T2">T</text:span></text:span><text:span text:style-name="T2">. Caso contrário, o elemento </text:span><text:span text:style-name="Source_20_Text"><text:span text:style-name="T2">X</text:span></text:span><text:span text:style-name="T2"> é mantido e a cláusula é chamada recursivamente para o restante da lista (</text:span><text:span text:style-name="Source_20_Text"><text:span text:style-name="T2">[H|T]</text:span></text:span><text:span text:style-name="T2">).</text:span></text:p>
        </text:list-item>
        <text:list-item>
          <text:p text:style-name="P54"><text:span text:style-name="Strong_20_Emphasis"><text:span text:style-name="T2">Cláusula </text:span></text:span><text:span text:style-name="Strong_20_Emphasis"><text:span text:style-name="Source_20_Text"><text:span text:style-name="T2">permutar</text:span></text:span></text:span><text:span text:style-name="Strong_20_Emphasis"><text:span text:style-name="T2"> - Caso Base</text:span></text:span><text:span text:style-name="T2">: A primeira cláusula trata do caso base, onde a lista de entrada </text:span><text:span text:style-name="Source_20_Text"><text:span text:style-name="T2">L1</text:span></text:span><text:span text:style-name="T2"> está vazia. Nesse caso, a lista resultante </text:span><text:span text:style-name="Source_20_Text"><text:span text:style-name="T2">L</text:span></text:span><text:span text:style-name="T2"> também é vazia.</text:span></text:p>
        </text:list-item>
        <text:list-item>
          <text:p text:style-name="P54"><text:span text:style-name="Strong_20_Emphasis"><text:span text:style-name="T2">Cláusula </text:span></text:span><text:span text:style-name="Strong_20_Emphasis"><text:span text:style-name="Source_20_Text"><text:span text:style-name="T2">permutar</text:span></text:span></text:span><text:span text:style-name="Strong_20_Emphasis"><text:span text:style-name="T2"> - Regra Recursiva</text:span></text:span><text:span text:style-name="T2">: A segunda cláusula lida com o caso em que a lista de entrada </text:span><text:span text:style-name="Source_20_Text"><text:span text:style-name="T2">L1</text:span></text:span><text:span text:style-name="T2"> não está vazia. Ela seleciona um elemento </text:span><text:span text:style-name="Source_20_Text"><text:span text:style-name="T2">X</text:span></text:span><text:span text:style-name="T2"> da lista </text:span><text:span text:style-name="Source_20_Text"><text:span text:style-name="T2">L1</text:span></text:span><text:span text:style-name="T2"> usando a função </text:span><text:span text:style-name="Source_20_Text"><text:span text:style-name="T2">remova</text:span></text:span><text:span text:style-name="T2">, obtendo o restante da lista </text:span><text:span text:style-name="Source_20_Text"><text:span text:style-name="T2">Resto</text:span></text:span><text:span text:style-name="T2">. Em seguida, chama recursivamente a regra </text:span><text:span text:style-name="Source_20_Text"><text:span text:style-name="T2">permutar</text:span></text:span><text:span text:style-name="T2"> com o restante da lista </text:span><text:span text:style-name="Source_20_Text"><text:span text:style-name="T2">Resto</text:span></text:span><text:span text:style-name="T2"> e obtém a lista de </text:span><text:soft-page-break/><text:span text:style-name="T2">permutações </text:span><text:span text:style-name="Source_20_Text"><text:span text:style-name="T2">L</text:span></text:span><text:span text:style-name="T2">. Por fim, adiciona o elemento </text:span><text:span text:style-name="Source_20_Text"><text:span text:style-name="T2">X</text:span></text:span><text:span text:style-name="T2"> à lista de permutações </text:span><text:span text:style-name="Source_20_Text"><text:span text:style-name="T2">L</text:span></text:span><text:span text:style-name="T2">, produzindo assim uma permutação completa.</text:span></text:p>
        </text:list-item>
      </text:list>
      <text:p text:style-name="Text_20_body"><text:span text:style-name="T2">Aqui estão alguns exemplos de como você pode usar a cláusula </text:span><text:span text:style-name="Source_20_Text"><text:span text:style-name="T2">permutar</text:span></text:span><text:span text:style-name="T2">:</text:span></text:p>
      <text:p text:style-name="P24">prolog</text:p>
      <text:p text:style-name="Preformatted_20_Text"><text:span text:style-name="Source_20_Text"><text:span text:style-name="T2">?- permutar([1, 2, 3], L).</text:span></text:span></text:p>
      <text:p text:style-name="Preformatted_20_Text"><text:span text:style-name="Source_20_Text"><text:span text:style-name="T2">L = [1, 2, 3] ;</text:span></text:span></text:p>
      <text:p text:style-name="Preformatted_20_Text"><text:span text:style-name="Source_20_Text"><text:span text:style-name="T2">L = [1, 3, 2] ;</text:span></text:span></text:p>
      <text:p text:style-name="Preformatted_20_Text"><text:span text:style-name="Source_20_Text"><text:span text:style-name="T2">L = [2, 1, 3] ;</text:span></text:span></text:p>
      <text:p text:style-name="Preformatted_20_Text"><text:span text:style-name="Source_20_Text"><text:span text:style-name="T2">L = [2, 3, 1] ;</text:span></text:span></text:p>
      <text:p text:style-name="Preformatted_20_Text"><text:span text:style-name="Source_20_Text"><text:span text:style-name="T2">L = [3, 1, 2] ;</text:span></text:span></text:p>
      <text:p text:style-name="Preformatted_20_Text"><text:span text:style-name="Source_20_Text"><text:span text:style-name="T2">L = [3, 2, 1] ;</text:span></text:span></text:p>
      <text:p text:style-name="Preformatted_20_Text"><text:span text:style-name="Source_20_Text"><text:span text:style-name="T2">false.</text:span></text:span></text:p>
      <text:p text:style-name="P26"/>
      <text:p text:style-name="Preformatted_20_Text"><text:span text:style-name="Source_20_Text"><text:span text:style-name="T2">?- permutar([a, b, c], L).</text:span></text:span></text:p>
      <text:p text:style-name="Preformatted_20_Text"><text:span text:style-name="Source_20_Text"><text:span text:style-name="T2">L = [a, b, c] ;</text:span></text:span></text:p>
      <text:p text:style-name="Preformatted_20_Text"><text:span text:style-name="Source_20_Text"><text:span text:style-name="T2">L = [a, c, b] ;</text:span></text:span></text:p>
      <text:p text:style-name="Preformatted_20_Text"><text:span text:style-name="Source_20_Text"><text:span text:style-name="T2">L = [b, a, c] ;</text:span></text:span></text:p>
      <text:p text:style-name="Preformatted_20_Text"><text:span text:style-name="Source_20_Text"><text:span text:style-name="T2">L = [b, c, a] ;</text:span></text:span></text:p>
      <text:p text:style-name="Preformatted_20_Text"><text:span text:style-name="Source_20_Text"><text:span text:style-name="T2">L = [c, a, b] ;</text:span></text:span></text:p>
      <text:p text:style-name="Preformatted_20_Text"><text:span text:style-name="Source_20_Text"><text:span text:style-name="T2">L = [c, b, a] ;</text:span></text:span></text:p>
      <text:p text:style-name="P20"><text:span text:style-name="Source_20_Text"><text:span text:style-name="T2">false.</text:span></text:span></text:p>
      <text:p text:style-name="Text_20_body"><text:span text:style-name="T2">Esses exemplos demonstram como a cláusula </text:span><text:span text:style-name="Source_20_Text"><text:span text:style-name="T2">permutar</text:span></text:span><text:span text:style-name="T2"> gera todas as permutações dos elementos da lista de entrada </text:span><text:span text:style-name="Source_20_Text"><text:span text:style-name="T2">L1</text:span></text:span><text:span text:style-name="T2">, produzindo uma solução para cada permutação possível.</text:span></text:p>
      <text:p text:style-name="P11"/>
      <text:p text:style-name="P11"/>
      <text:p text:style-name="P30">CÓDIGO:</text:p>
      <text:p text:style-name="P30">remova(X, [X|T], T).</text:p>
      <text:p text:style-name="P30">remova(X, [H|T], [H|NT]) :- remova(X, T, NT).</text:p>
      <text:p text:style-name="P30"/>
      <text:p text:style-name="P30">permutar([], []).</text:p>
      <text:p text:style-name="P30">permutar(L1, [X|L]) :- remova(X, L1, Resto), permutar(Resto, L).</text:p>
      <text:p text:style-name="P28"/>
      <text:p text:style-name="P11">Questão <text:span text:style-name="T7">12</text:span>) Escreva as cláusulas que recebe uma lista e testa se ela tem elementos repetidos (pode ser interpretada como um conjunto). OBS: A expressão \+ faz a negação de uma cláusula.</text:p>
      <text:p text:style-name="P11"/>
      <text:p text:style-name="P43">Para testar se uma lista em Prolog tem elementos repetidos (ou seja, se ela pode ser interpretada como um conjunto), você pode criar uma regra que verifique se nenhum elemento da lista aparece mais de uma vez. Você pode usar a recursão para percorrer a lista e verificar cada elemento. Aqui está como fazer isso:</text:p>
      <text:p text:style-name="P24">prolog</text:p>
      <text:p text:style-name="Preformatted_20_Text"><text:span text:style-name="Source_20_Text"><text:span text:style-name="T2">conjunto([]).</text:span></text:span></text:p>
      <text:p text:style-name="P20"><text:span text:style-name="Source_20_Text"><text:span text:style-name="T2">conjunto([X|Xs]) :- \+ member(X, Xs), conjunto(Xs).</text:span></text:span></text:p>
      <text:p text:style-name="P45">Aqui está uma explicação detalhada das cláusulas:</text:p>
      <text:list xml:id="list4075006004" text:style-name="L16">
        <text:list-item>
          <text:p text:style-name="P55"><text:span text:style-name="Strong_20_Emphasis"><text:span text:style-name="T2">Cláusula </text:span></text:span><text:span text:style-name="Strong_20_Emphasis"><text:span text:style-name="Source_20_Text"><text:span text:style-name="T2">conjunto</text:span></text:span></text:span><text:span text:style-name="Strong_20_Emphasis"><text:span text:style-name="T2"> - Caso Base</text:span></text:span><text:span text:style-name="T2">: A primeira cláusula trata do caso base, onde a lista está vazia (</text:span><text:span text:style-name="Source_20_Text"><text:span text:style-name="T2">[]</text:span></text:span><text:span text:style-name="T2">). Nesse caso, consideramos a lista como um conjunto, e a regra é verdadeira.</text:span></text:p>
        </text:list-item>
        <text:list-item>
          <text:p text:style-name="P55"><text:soft-page-break/><text:span text:style-name="Strong_20_Emphasis"><text:span text:style-name="T2">Cláusula </text:span></text:span><text:span text:style-name="Strong_20_Emphasis"><text:span text:style-name="Source_20_Text"><text:span text:style-name="T2">conjunto</text:span></text:span></text:span><text:span text:style-name="Strong_20_Emphasis"><text:span text:style-name="T2"> - Regra Recursiva</text:span></text:span><text:span text:style-name="T2">: A segunda cláusula lida com o caso em que a lista não está vazia. Ela divide a lista em dois elementos: o primeiro elemento </text:span><text:span text:style-name="Source_20_Text"><text:span text:style-name="T2">X</text:span></text:span><text:span text:style-name="T2"> e o restante da lista </text:span><text:span text:style-name="Source_20_Text"><text:span text:style-name="T2">Xs</text:span></text:span><text:span text:style-name="T2">. Em seguida, verifica se </text:span><text:span text:style-name="Source_20_Text"><text:span text:style-name="T2">X</text:span></text:span><text:span text:style-name="T2"> não é um membro da lista </text:span><text:span text:style-name="Source_20_Text"><text:span text:style-name="T2">Xs</text:span></text:span><text:span text:style-name="T2"> usando a função </text:span><text:span text:style-name="Source_20_Text"><text:span text:style-name="T2">member(X, Xs)</text:span></text:span><text:span text:style-name="T2">. Se </text:span><text:span text:style-name="Source_20_Text"><text:span text:style-name="T2">X</text:span></text:span><text:span text:style-name="T2"> não estiver presente em </text:span><text:span text:style-name="Source_20_Text"><text:span text:style-name="T2">Xs</text:span></text:span><text:span text:style-name="T2">, a cláusula é verdadeira. Em seguida, chama recursivamente a regra </text:span><text:span text:style-name="Source_20_Text"><text:span text:style-name="T2">conjunto</text:span></text:span><text:span text:style-name="T2"> para verificar os elementos restantes em </text:span><text:span text:style-name="Source_20_Text"><text:span text:style-name="T2">Xs</text:span></text:span><text:span text:style-name="T2">.</text:span></text:p>
        </text:list-item>
      </text:list>
      <text:p text:style-name="P45">Essa cláusula verifica efetivamente se a lista não contém elementos repetidos. Se todos os elementos forem únicos, a regra é verdadeira e a lista pode ser interpretada como um conjunto.</text:p>
      <text:p text:style-name="Text_20_body"><text:span text:style-name="T2">Aqui estão alguns exemplos de como você pode usar a cláusula </text:span><text:span text:style-name="Source_20_Text"><text:span text:style-name="T2">conjunto</text:span></text:span><text:span text:style-name="T2">:</text:span></text:p>
      <text:p text:style-name="P24">prolog</text:p>
      <text:p text:style-name="Preformatted_20_Text"><text:span text:style-name="Source_20_Text"><text:span text:style-name="T2">?- conjunto([a, b, c, d]).</text:span></text:span></text:p>
      <text:p text:style-name="Preformatted_20_Text"><text:span text:style-name="Source_20_Text"><text:span text:style-name="T2">true.</text:span></text:span></text:p>
      <text:p text:style-name="P26"/>
      <text:p text:style-name="Preformatted_20_Text"><text:span text:style-name="Source_20_Text"><text:span text:style-name="T2">?- conjunto([a, b, d, c, d]).</text:span></text:span></text:p>
      <text:p text:style-name="Preformatted_20_Text"><text:span text:style-name="Source_20_Text"><text:span text:style-name="T2">false.</text:span></text:span></text:p>
      <text:p text:style-name="P26"/>
      <text:p text:style-name="Preformatted_20_Text"><text:span text:style-name="Source_20_Text"><text:span text:style-name="T2">?- conjunto([]).</text:span></text:span></text:p>
      <text:p text:style-name="Preformatted_20_Text"><text:span text:style-name="Source_20_Text"><text:span text:style-name="T2">true.</text:span></text:span></text:p>
      <text:p text:style-name="P26"/>
      <text:p text:style-name="Preformatted_20_Text"><text:span text:style-name="Source_20_Text"><text:span text:style-name="T2">?- conjunto([a, b, a, c]).</text:span></text:span></text:p>
      <text:p text:style-name="P20"><text:span text:style-name="Source_20_Text"><text:span text:style-name="T2">false.</text:span></text:span></text:p>
      <text:p text:style-name="Text_20_body"><text:span text:style-name="T2">Esses exemplos demonstram como a cláusula </text:span><text:span text:style-name="Source_20_Text"><text:span text:style-name="T2">conjunto</text:span></text:span><text:span text:style-name="T2"> funciona para verificar se uma lista tem elementos repetidos ou se pode ser interpretada como um conjunto.</text:span></text:p>
      <text:p text:style-name="P27"/>
      <text:p text:style-name="P11"/>
      <text:p text:style-name="P30">CÓDIGO:</text:p>
      <text:p text:style-name="P30">conjunto([]).</text:p>
      <text:p text:style-name="P30">conjunto([X|Xs]) :- \+ member(X, Xs), conjunto(Xs).</text:p>
      <text:p text:style-name="P28"/>
      <text:p text:style-name="P32">Questão 13) Escreva as cláusulas que recebe duas listas e testa se a primeira é prefixo da segunda.</text:p>
      <text:p text:style-name="P32"/>
      <text:p text:style-name="P42"><text:span text:style-name="T2">Para verificar se a primeira lista é um prefixo da segunda lista em Prolog, você pode criar uma regra chamada </text:span><text:span text:style-name="Source_20_Text"><text:span text:style-name="T2">prefixo</text:span></text:span><text:span text:style-name="T2"> que utiliza a recursão para comparar os elementos das duas listas. Aqui está como fazer isso:</text:span></text:p>
      <text:p text:style-name="P24">prolog</text:p>
      <text:p text:style-name="Preformatted_20_Text"><text:span text:style-name="Source_20_Text"><text:span text:style-name="T2">prefixo([], _).</text:span></text:span></text:p>
      <text:p text:style-name="P20"><text:span text:style-name="Source_20_Text"><text:span text:style-name="T2">prefixo([X|Xs], [X|Ys]) :- prefixo(Xs, Ys).</text:span></text:span></text:p>
      <text:p text:style-name="P45">Aqui está uma explicação detalhada das cláusulas:</text:p>
      <text:list xml:id="list913581830" text:style-name="L17">
        <text:list-item>
          <text:p text:style-name="P56"><text:span text:style-name="Strong_20_Emphasis"><text:span text:style-name="T2">Cláusula </text:span></text:span><text:span text:style-name="Strong_20_Emphasis"><text:span text:style-name="Source_20_Text"><text:span text:style-name="T2">prefixo</text:span></text:span></text:span><text:span text:style-name="Strong_20_Emphasis"><text:span text:style-name="T2"> - Caso Base</text:span></text:span><text:span text:style-name="T2">: A primeira cláusula trata do caso base, onde a primeira lista (</text:span><text:span text:style-name="Source_20_Text"><text:span text:style-name="T2">L1</text:span></text:span><text:span text:style-name="T2">) está vazia (</text:span><text:span text:style-name="Source_20_Text"><text:span text:style-name="T2">[]</text:span></text:span><text:span text:style-name="T2">). Nesse caso, a regra é verdadeira, independentemente do conteúdo da segunda lista (</text:span><text:span text:style-name="Source_20_Text"><text:span text:style-name="T2">L2</text:span></text:span><text:span text:style-name="T2">). Isso ocorre porque uma lista vazia é considerada um prefixo de qualquer lista.</text:span></text:p>
        </text:list-item>
        <text:list-item>
          <text:p text:style-name="P56"><text:soft-page-break/><text:span text:style-name="Strong_20_Emphasis"><text:span text:style-name="T2">Cláusula </text:span></text:span><text:span text:style-name="Strong_20_Emphasis"><text:span text:style-name="Source_20_Text"><text:span text:style-name="T2">prefixo</text:span></text:span></text:span><text:span text:style-name="Strong_20_Emphasis"><text:span text:style-name="T2"> - Regra Recursiva</text:span></text:span><text:span text:style-name="T2">: A segunda cláusula lida com o caso em que a primeira lista (</text:span><text:span text:style-name="Source_20_Text"><text:span text:style-name="T2">L1</text:span></text:span><text:span text:style-name="T2">) não está vazia. Ela divide ambas as listas em dois elementos: </text:span><text:span text:style-name="Source_20_Text"><text:span text:style-name="T2">X</text:span></text:span><text:span text:style-name="T2"> e </text:span><text:span text:style-name="Source_20_Text"><text:span text:style-name="T2">Xs</text:span></text:span><text:span text:style-name="T2"> são os elementos da primeira lista, e </text:span><text:span text:style-name="Source_20_Text"><text:span text:style-name="T2">Ys</text:span></text:span><text:span text:style-name="T2"> são os elementos da segunda lista. A cláusula verifica se </text:span><text:span text:style-name="Source_20_Text"><text:span text:style-name="T2">X</text:span></text:span><text:span text:style-name="T2"> é igual ao primeiro elemento de </text:span><text:span text:style-name="Source_20_Text"><text:span text:style-name="T2">L2</text:span></text:span><text:span text:style-name="T2">, e em seguida, chama recursivamente a regra </text:span><text:span text:style-name="Source_20_Text"><text:span text:style-name="T2">prefixo</text:span></text:span><text:span text:style-name="T2"> com </text:span><text:span text:style-name="Source_20_Text"><text:span text:style-name="T2">Xs</text:span></text:span><text:span text:style-name="T2"> e o restante de </text:span><text:span text:style-name="Source_20_Text"><text:span text:style-name="T2">L2</text:span></text:span><text:span text:style-name="T2"> (</text:span><text:span text:style-name="Source_20_Text"><text:span text:style-name="T2">Ys</text:span></text:span><text:span text:style-name="T2">).</text:span></text:p>
        </text:list-item>
      </text:list>
      <text:p text:style-name="Text_20_body"><text:span text:style-name="T2">A ideia principal é que, se </text:span><text:span text:style-name="Source_20_Text"><text:span text:style-name="T2">X</text:span></text:span><text:span text:style-name="T2"> for igual ao primeiro elemento de </text:span><text:span text:style-name="Source_20_Text"><text:span text:style-name="T2">L2</text:span></text:span><text:span text:style-name="T2">, o prefixo continuará sendo comparado com o restante das listas (</text:span><text:span text:style-name="Source_20_Text"><text:span text:style-name="T2">Xs</text:span></text:span><text:span text:style-name="T2"> e </text:span><text:span text:style-name="Source_20_Text"><text:span text:style-name="T2">Ys</text:span></text:span><text:span text:style-name="T2">). O processo continua até que a primeira lista (</text:span><text:span text:style-name="Source_20_Text"><text:span text:style-name="T2">L1</text:span></text:span><text:span text:style-name="T2">) esteja vazia ou até que uma diferença seja encontrada, indicando que </text:span><text:span text:style-name="Source_20_Text"><text:span text:style-name="T2">L1</text:span></text:span><text:span text:style-name="T2"> não é um prefixo de </text:span><text:span text:style-name="Source_20_Text"><text:span text:style-name="T2">L2</text:span></text:span><text:span text:style-name="T2">.</text:span></text:p>
      <text:p text:style-name="Text_20_body"><text:span text:style-name="T2">Aqui estão alguns exemplos de como você pode usar a cláusula </text:span><text:span text:style-name="Source_20_Text"><text:span text:style-name="T2">prefixo</text:span></text:span><text:span text:style-name="T2">:</text:span></text:p>
      <text:p text:style-name="P24">prolog</text:p>
      <text:p text:style-name="Preformatted_20_Text"><text:span text:style-name="Source_20_Text"><text:span text:style-name="T2">?- prefixo([a, b, c], [a, b, c, d, e, f, g]).</text:span></text:span></text:p>
      <text:p text:style-name="Preformatted_20_Text"><text:span text:style-name="Source_20_Text"><text:span text:style-name="T2">true.</text:span></text:span></text:p>
      <text:p text:style-name="P26"/>
      <text:p text:style-name="Preformatted_20_Text"><text:span text:style-name="Source_20_Text"><text:span text:style-name="T2">?- prefixo([a, b, c], [a, b, f, g]).</text:span></text:span></text:p>
      <text:p text:style-name="Preformatted_20_Text"><text:span text:style-name="Source_20_Text"><text:span text:style-name="T2">false.</text:span></text:span></text:p>
      <text:p text:style-name="P26"/>
      <text:p text:style-name="Preformatted_20_Text"><text:span text:style-name="Source_20_Text"><text:span text:style-name="T2">?- prefixo([], [1, 2, 3, 4, 5]).</text:span></text:span></text:p>
      <text:p text:style-name="Preformatted_20_Text"><text:span text:style-name="Source_20_Text"><text:span text:style-name="T2">true.</text:span></text:span></text:p>
      <text:p text:style-name="P26"/>
      <text:p text:style-name="Preformatted_20_Text"><text:span text:style-name="Source_20_Text"><text:span text:style-name="T2">?- prefixo([1, 2, 3], [1, 2, 3]).</text:span></text:span></text:p>
      <text:p text:style-name="Preformatted_20_Text"><text:span text:style-name="Source_20_Text"><text:span text:style-name="T2">true.</text:span></text:span></text:p>
      <text:p text:style-name="P26"/>
      <text:p text:style-name="Preformatted_20_Text"><text:span text:style-name="Source_20_Text"><text:span text:style-name="T2">?- prefixo([a, b], [a, b, c, d, e]).</text:span></text:span></text:p>
      <text:p text:style-name="P20"><text:span text:style-name="Source_20_Text"><text:span text:style-name="T2">true.</text:span></text:span></text:p>
      <text:p text:style-name="Text_20_body"><text:span text:style-name="T2">Esses exemplos demonstram como a cláusula </text:span><text:span text:style-name="Source_20_Text"><text:span text:style-name="T2">prefixo</text:span></text:span><text:span text:style-name="T2"> funciona para verificar se a primeira lista é um prefixo da segunda lista.</text:span></text:p>
      <text:p text:style-name="P32"/>
      <text:p text:style-name="P30">CÓDIGO:</text:p>
      <text:p text:style-name="P30">prefixo([], _).</text:p>
      <text:p text:style-name="P30">prefixo([X|Xs], [X|Ys]) :- prefixo(Xs, Ys).</text:p>
      <text:p text:style-name="P28"/>
      <text:p text:style-name="P32">Questão 14) Escreva as cláusulas que recebe duas listas e testa se a primeira é subseqüência da segunda.</text:p>
      <text:p text:style-name="P32"/>
      <text:p text:style-name="P42"><text:span text:style-name="T2">Para verificar se a primeira lista é uma subsequência da segunda lista em Prolog, você pode criar uma regra chamada </text:span><text:span text:style-name="Source_20_Text"><text:span text:style-name="T2">subsequencia</text:span></text:span><text:span text:style-name="T2"> que utiliza a recursão para comparar os elementos das duas listas. Aqui está como fazer isso:</text:span></text:p>
      <text:p text:style-name="P24">prolog</text:p>
      <text:p text:style-name="Preformatted_20_Text"><text:span text:style-name="Source_20_Text"><text:span text:style-name="T2">subsequencia([], _).</text:span></text:span></text:p>
      <text:p text:style-name="Preformatted_20_Text"><text:span text:style-name="Source_20_Text"><text:span text:style-name="T2">subsequencia([X|Xs], [X|Ys]) :- subsequencia(Xs, Ys).</text:span></text:span></text:p>
      <text:p text:style-name="P20"><text:span text:style-name="Source_20_Text"><text:span text:style-name="T2">subsequencia(Xs, [_|Ys]) :- subsequencia(Xs, Ys).</text:span></text:span></text:p>
      <text:p text:style-name="P45">Aqui está uma explicação detalhada das cláusulas:</text:p>
      <text:list xml:id="list963713032" text:style-name="L18">
        <text:list-item>
          <text:p text:style-name="P57"><text:span text:style-name="Strong_20_Emphasis"><text:span text:style-name="T2">Cláusula </text:span></text:span><text:span text:style-name="Strong_20_Emphasis"><text:span text:style-name="Source_20_Text"><text:span text:style-name="T2">subsequencia</text:span></text:span></text:span><text:span text:style-name="Strong_20_Emphasis"><text:span text:style-name="T2"> - Caso Base 1</text:span></text:span><text:span text:style-name="T2">: A primeira cláusula trata do caso base, onde a primeira lista (</text:span><text:span text:style-name="Source_20_Text"><text:span text:style-name="T2">L1</text:span></text:span><text:span text:style-name="T2">) está vazia (</text:span><text:span text:style-name="Source_20_Text"><text:span text:style-name="T2">[]</text:span></text:span><text:span text:style-name="T2">). Nesse caso, a regra é verdadeira, </text:span><text:soft-page-break/><text:span text:style-name="T2">independentemente do conteúdo da segunda lista (</text:span><text:span text:style-name="Source_20_Text"><text:span text:style-name="T2">L2</text:span></text:span><text:span text:style-name="T2">). Isso ocorre porque uma lista vazia é considerada uma subsequência de qualquer lista.</text:span></text:p>
        </text:list-item>
        <text:list-item>
          <text:p text:style-name="P57"><text:span text:style-name="Strong_20_Emphasis"><text:span text:style-name="T2">Cláusula </text:span></text:span><text:span text:style-name="Strong_20_Emphasis"><text:span text:style-name="Source_20_Text"><text:span text:style-name="T2">subsequencia</text:span></text:span></text:span><text:span text:style-name="Strong_20_Emphasis"><text:span text:style-name="T2"> - Regra Recursiva 1</text:span></text:span><text:span text:style-name="T2">: A segunda cláusula lida com o caso em que a primeira lista (</text:span><text:span text:style-name="Source_20_Text"><text:span text:style-name="T2">L1</text:span></text:span><text:span text:style-name="T2">) não está vazia. Ela divide ambas as listas em dois elementos: </text:span><text:span text:style-name="Source_20_Text"><text:span text:style-name="T2">X</text:span></text:span><text:span text:style-name="T2"> e </text:span><text:span text:style-name="Source_20_Text"><text:span text:style-name="T2">Xs</text:span></text:span><text:span text:style-name="T2"> são os elementos da primeira lista, e </text:span><text:span text:style-name="Source_20_Text"><text:span text:style-name="T2">Ys</text:span></text:span><text:span text:style-name="T2"> são os elementos da segunda lista. A cláusula verifica se </text:span><text:span text:style-name="Source_20_Text"><text:span text:style-name="T2">X</text:span></text:span><text:span text:style-name="T2"> é igual ao primeiro elemento de </text:span><text:span text:style-name="Source_20_Text"><text:span text:style-name="T2">L2</text:span></text:span><text:span text:style-name="T2">, e em seguida, chama recursivamente a regra </text:span><text:span text:style-name="Source_20_Text"><text:span text:style-name="T2">subsequencia</text:span></text:span><text:span text:style-name="T2"> com </text:span><text:span text:style-name="Source_20_Text"><text:span text:style-name="T2">Xs</text:span></text:span><text:span text:style-name="T2"> e o restante de </text:span><text:span text:style-name="Source_20_Text"><text:span text:style-name="T2">L2</text:span></text:span><text:span text:style-name="T2"> (</text:span><text:span text:style-name="Source_20_Text"><text:span text:style-name="T2">Ys</text:span></text:span><text:span text:style-name="T2">).</text:span></text:p>
        </text:list-item>
        <text:list-item>
          <text:p text:style-name="P57"><text:span text:style-name="Strong_20_Emphasis"><text:span text:style-name="T2">Cláusula </text:span></text:span><text:span text:style-name="Strong_20_Emphasis"><text:span text:style-name="Source_20_Text"><text:span text:style-name="T2">subsequencia</text:span></text:span></text:span><text:span text:style-name="Strong_20_Emphasis"><text:span text:style-name="T2"> - Regra Recursiva 2</text:span></text:span><text:span text:style-name="T2">: A terceira cláusula lida com o caso em que a primeira lista (</text:span><text:span text:style-name="Source_20_Text"><text:span text:style-name="T2">L1</text:span></text:span><text:span text:style-name="T2">) não está vazia, mas o primeiro elemento de </text:span><text:span text:style-name="Source_20_Text"><text:span text:style-name="T2">L2</text:span></text:span><text:span text:style-name="T2"> não corresponde a </text:span><text:span text:style-name="Source_20_Text"><text:span text:style-name="T2">X</text:span></text:span><text:span text:style-name="T2">. Nesse caso, a cláusula descarta o primeiro elemento de </text:span><text:span text:style-name="Source_20_Text"><text:span text:style-name="T2">L2</text:span></text:span><text:span text:style-name="T2"> e chama recursivamente a regra </text:span><text:span text:style-name="Source_20_Text"><text:span text:style-name="T2">subsequencia</text:span></text:span><text:span text:style-name="T2"> com </text:span><text:span text:style-name="Source_20_Text"><text:span text:style-name="T2">L1</text:span></text:span><text:span text:style-name="T2"> e o restante de </text:span><text:span text:style-name="Source_20_Text"><text:span text:style-name="T2">L2</text:span></text:span><text:span text:style-name="T2"> (</text:span><text:span text:style-name="Source_20_Text"><text:span text:style-name="T2">Ys</text:span></text:span><text:span text:style-name="T2">).</text:span></text:p>
        </text:list-item>
      </text:list>
      <text:p text:style-name="Text_20_body"><text:span text:style-name="T2">A ideia principal é que, se </text:span><text:span text:style-name="Source_20_Text"><text:span text:style-name="T2">X</text:span></text:span><text:span text:style-name="T2"> for igual ao primeiro elemento de </text:span><text:span text:style-name="Source_20_Text"><text:span text:style-name="T2">L2</text:span></text:span><text:span text:style-name="T2">, a subsequência continuará sendo comparada com o restante das listas (</text:span><text:span text:style-name="Source_20_Text"><text:span text:style-name="T2">Xs</text:span></text:span><text:span text:style-name="T2"> e </text:span><text:span text:style-name="Source_20_Text"><text:span text:style-name="T2">Ys</text:span></text:span><text:span text:style-name="T2">). Se não houver uma correspondência inicial, a subsequência continuará sendo comparada com o restante de </text:span><text:span text:style-name="Source_20_Text"><text:span text:style-name="T2">L2</text:span></text:span><text:span text:style-name="T2">.</text:span></text:p>
      <text:p text:style-name="Text_20_body"><text:span text:style-name="T2">Aqui estão alguns exemplos de como você pode usar a cláusula </text:span><text:span text:style-name="Source_20_Text"><text:span text:style-name="T2">subsequencia</text:span></text:span><text:span text:style-name="T2">:</text:span></text:p>
      <text:p text:style-name="P24">prolog</text:p>
      <text:p text:style-name="Preformatted_20_Text"><text:span text:style-name="Source_20_Text"><text:span text:style-name="T2">?- subsequencia([a, b, c], [d, z, a, b, c, f, g]).</text:span></text:span></text:p>
      <text:p text:style-name="Preformatted_20_Text"><text:span text:style-name="Source_20_Text"><text:span text:style-name="T2">true.</text:span></text:span></text:p>
      <text:p text:style-name="P26"/>
      <text:p text:style-name="Preformatted_20_Text"><text:span text:style-name="Source_20_Text"><text:span text:style-name="T2">?- subsequencia([a, b, c], [d, z, a, b, f, c, g]).</text:span></text:span></text:p>
      <text:p text:style-name="Preformatted_20_Text"><text:span text:style-name="Source_20_Text"><text:span text:style-name="T2">false.</text:span></text:span></text:p>
      <text:p text:style-name="P26"/>
      <text:p text:style-name="Preformatted_20_Text"><text:span text:style-name="Source_20_Text"><text:span text:style-name="T2">?- subsequencia([], [1, 2, 3, 4, 5]).</text:span></text:span></text:p>
      <text:p text:style-name="Preformatted_20_Text"><text:span text:style-name="Source_20_Text"><text:span text:style-name="T2">true.</text:span></text:span></text:p>
      <text:p text:style-name="P26"/>
      <text:p text:style-name="Preformatted_20_Text"><text:span text:style-name="Source_20_Text"><text:span text:style-name="T2">?- subsequencia([1, 2, 3], [1, 2, 3]).</text:span></text:span></text:p>
      <text:p text:style-name="Preformatted_20_Text"><text:span text:style-name="Source_20_Text"><text:span text:style-name="T2">true.</text:span></text:span></text:p>
      <text:p text:style-name="P26"/>
      <text:p text:style-name="Preformatted_20_Text"><text:span text:style-name="Source_20_Text"><text:span text:style-name="T2">?- subsequencia([a, b], [a, x, b, c, d]).</text:span></text:span></text:p>
      <text:p text:style-name="P20"><text:span text:style-name="Source_20_Text"><text:span text:style-name="T2">true.</text:span></text:span></text:p>
      <text:p text:style-name="Text_20_body"><text:span text:style-name="T2">Esses exemplos demonstram como a cláusula </text:span><text:span text:style-name="Source_20_Text"><text:span text:style-name="T2">subsequencia</text:span></text:span><text:span text:style-name="T2"> funciona para verificar se a primeira lista é uma subsequência da segunda lista.</text:span></text:p>
      <text:p text:style-name="P32"/>
      <text:p text:style-name="P30">CÓDIGO:</text:p>
      <text:p text:style-name="P30">subsequencia([], _).</text:p>
      <text:p text:style-name="P30">subsequencia([X|Xs], [X|Ys]) :- subsequencia(Xs, Ys).</text:p>
      <text:p text:style-name="P30">subsequencia(Xs, [_|Ys]) :- subsequencia(Xs, Ys).</text:p>
      <text:p text:style-name="P28"/>
      <text:p text:style-name="P32">Questão 15) Escreva a cláusula que recebe duas listas ordenadas e as mescla (merge) seus elementos em uma única lista ordenada.</text:p>
      <text:p text:style-name="P32"/>
      <text:p text:style-name="P42"><text:span text:style-name="T2">Para mesclar (merge) duas listas ordenadas em uma única lista ordenada em Prolog, você pode usar uma abordagem recursiva. Aqui está a cláusula </text:span><text:span text:style-name="Source_20_Text"><text:span text:style-name="T2">mescle</text:span></text:span><text:span text:style-name="T2">:</text:span></text:p>
      <text:p text:style-name="P24">prolog</text:p>
      <text:p text:style-name="Preformatted_20_Text"><text:span text:style-name="Source_20_Text"><text:span text:style-name="T2">mescle([], L, L).</text:span></text:span></text:p>
      <text:p text:style-name="Preformatted_20_Text"><text:soft-page-break/><text:span text:style-name="Source_20_Text"><text:span text:style-name="T2">mescle(L, [], L).</text:span></text:span></text:p>
      <text:p text:style-name="Preformatted_20_Text"><text:span text:style-name="Source_20_Text"><text:span text:style-name="T2">mescle([X|Xs], [Y|Ys], [X|Resto]) :- X =&lt; Y, mescle(Xs, [Y|Ys], Resto).</text:span></text:span></text:p>
      <text:p text:style-name="P20"><text:span text:style-name="Source_20_Text"><text:span text:style-name="T2">mescle([X|Xs], [Y|Ys], [Y|Resto]) :- X &gt; Y, mescle([X|Xs], Ys, Resto).</text:span></text:span></text:p>
      <text:p text:style-name="P45">Aqui está uma explicação detalhada das cláusulas:</text:p>
      <text:list xml:id="list3832899113" text:style-name="L19">
        <text:list-item>
          <text:p text:style-name="P58"><text:span text:style-name="Strong_20_Emphasis"><text:span text:style-name="T2">Caso Base 1</text:span></text:span><text:span text:style-name="T2">: A primeira cláusula lida com o caso em que a primeira lista (</text:span><text:span text:style-name="Source_20_Text"><text:span text:style-name="T2">L1</text:span></text:span><text:span text:style-name="T2">) está vazia. Nesse caso, a lista mesclada é simplesmente a segunda lista (</text:span><text:span text:style-name="Source_20_Text"><text:span text:style-name="T2">L2</text:span></text:span><text:span text:style-name="T2">), e a cláusula unifica </text:span><text:span text:style-name="Source_20_Text"><text:span text:style-name="T2">L</text:span></text:span><text:span text:style-name="T2"> com </text:span><text:span text:style-name="Source_20_Text"><text:span text:style-name="T2">L2</text:span></text:span><text:span text:style-name="T2">.</text:span></text:p>
        </text:list-item>
        <text:list-item>
          <text:p text:style-name="P58"><text:span text:style-name="Strong_20_Emphasis"><text:span text:style-name="T2">Caso Base 2</text:span></text:span><text:span text:style-name="T2">: A segunda cláusula lida com o caso em que a segunda lista (</text:span><text:span text:style-name="Source_20_Text"><text:span text:style-name="T2">L2</text:span></text:span><text:span text:style-name="T2">) está vazia. Nesse caso, a lista mesclada é simplesmente a primeira lista (</text:span><text:span text:style-name="Source_20_Text"><text:span text:style-name="T2">L1</text:span></text:span><text:span text:style-name="T2">), e a cláusula unifica </text:span><text:span text:style-name="Source_20_Text"><text:span text:style-name="T2">L</text:span></text:span><text:span text:style-name="T2"> com </text:span><text:span text:style-name="Source_20_Text"><text:span text:style-name="T2">L1</text:span></text:span><text:span text:style-name="T2">.</text:span></text:p>
        </text:list-item>
        <text:list-item>
          <text:p text:style-name="P58"><text:span text:style-name="Strong_20_Emphasis"><text:span text:style-name="T2">Cláusula de Mesclagem 1</text:span></text:span><text:span text:style-name="T2">: A terceira cláusula lida com o caso em que o primeiro elemento da primeira lista (</text:span><text:span text:style-name="Source_20_Text"><text:span text:style-name="T2">X</text:span></text:span><text:span text:style-name="T2">) é menor ou igual ao primeiro elemento da segunda lista (</text:span><text:span text:style-name="Source_20_Text"><text:span text:style-name="T2">Y</text:span></text:span><text:span text:style-name="T2">). Isso garante que os elementos sejam mesclados em ordem crescente. Ela unifica </text:span><text:span text:style-name="Source_20_Text"><text:span text:style-name="T2">X</text:span></text:span><text:span text:style-name="T2"> com o primeiro elemento da lista mesclada (</text:span><text:span text:style-name="Source_20_Text"><text:span text:style-name="T2">Resto</text:span></text:span><text:span text:style-name="T2">) e chama recursivamente a regra </text:span><text:span text:style-name="Source_20_Text"><text:span text:style-name="T2">mescle</text:span></text:span><text:span text:style-name="T2"> com o restante da primeira lista (</text:span><text:span text:style-name="Source_20_Text"><text:span text:style-name="T2">Xs</text:span></text:span><text:span text:style-name="T2">) e a segunda lista inalterada (</text:span><text:span text:style-name="Source_20_Text"><text:span text:style-name="T2">[Y|Ys]</text:span></text:span><text:span text:style-name="T2">).</text:span></text:p>
        </text:list-item>
        <text:list-item>
          <text:p text:style-name="P58"><text:span text:style-name="Strong_20_Emphasis"><text:span text:style-name="T2">Cláusula de Mesclagem 2</text:span></text:span><text:span text:style-name="T2">: A quarta cláusula lida com o caso em que o primeiro elemento da primeira lista (</text:span><text:span text:style-name="Source_20_Text"><text:span text:style-name="T2">X</text:span></text:span><text:span text:style-name="T2">) é maior que o primeiro elemento da segunda lista (</text:span><text:span text:style-name="Source_20_Text"><text:span text:style-name="T2">Y</text:span></text:span><text:span text:style-name="T2">). Isso garante que os elementos sejam mesclados em ordem crescente. Ela unifica </text:span><text:span text:style-name="Source_20_Text"><text:span text:style-name="T2">Y</text:span></text:span><text:span text:style-name="T2"> com o primeiro elemento da lista mesclada (</text:span><text:span text:style-name="Source_20_Text"><text:span text:style-name="T2">Resto</text:span></text:span><text:span text:style-name="T2">) e chama recursivamente a regra </text:span><text:span text:style-name="Source_20_Text"><text:span text:style-name="T2">mescle</text:span></text:span><text:span text:style-name="T2"> com a primeira lista inalterada (</text:span><text:span text:style-name="Source_20_Text"><text:span text:style-name="T2">[X|Xs]</text:span></text:span><text:span text:style-name="T2">) e o restante da segunda lista (</text:span><text:span text:style-name="Source_20_Text"><text:span text:style-name="T2">Ys</text:span></text:span><text:span text:style-name="T2">).</text:span></text:p>
        </text:list-item>
      </text:list>
      <text:p text:style-name="P45">A mesclagem é realizada comparando o primeiro elemento de cada lista e escolhendo o menor para a lista mesclada. As listas são mescladas recursivamente até que uma delas esteja vazia, e então os elementos restantes da outra lista são anexados à lista mesclada.</text:p>
      <text:p text:style-name="Text_20_body"><text:span text:style-name="T2">Aqui está um exemplo de como você pode usar a cláusula </text:span><text:span text:style-name="Source_20_Text"><text:span text:style-name="T2">mescle</text:span></text:span><text:span text:style-name="T2">:</text:span></text:p>
      <text:p text:style-name="P24">prolog</text:p>
      <text:p text:style-name="Preformatted_20_Text"><text:span text:style-name="Source_20_Text"><text:span text:style-name="T2">?- mescle([4, 5, 8], [1, 3, 7, 9, 11], L).</text:span></text:span></text:p>
      <text:p text:style-name="P20"><text:span text:style-name="Source_20_Text"><text:span text:style-name="T2">L = [1, 3, 4, 5, 7, 8, 9, 11].</text:span></text:span></text:p>
      <text:p text:style-name="Text_20_body"><text:span text:style-name="T2">Este exemplo demonstra como a cláusula </text:span><text:span text:style-name="Source_20_Text"><text:span text:style-name="T2">mescle</text:span></text:span><text:span text:style-name="T2"> mescla duas listas ordenadas em uma única lista ordenada.</text:span></text:p>
      <text:p text:style-name="P32"/>
      <text:p text:style-name="P30">CÓDIGO:</text:p>
      <text:p text:style-name="P30">mescle([], L, L).</text:p>
      <text:p text:style-name="P30">mescle(L, [], L).</text:p>
      <text:p text:style-name="P30">mescle([X|Xs], [Y|Ys], [X|Resto]) :- X =&lt; Y, mescle(Xs, [Y|Ys], Resto).</text:p>
      <text:p text:style-name="P30">mescle([X|Xs], [Y|Ys], [Y|Resto]) :- X &gt; Y, mescle([X|Xs], Ys, Resto).</text:p>
      <text:p text:style-name="P32"/>
      <text:p text:style-name="P32">Questão 16) Escreva a cláusula que recebe uma lista de números e os ordena usando o algoritmo de ordenação por mesclagem.</text:p>
      <text:p text:style-name="P32"/>
      <text:p text:style-name="P42"><text:soft-page-break/><text:span text:style-name="T2">Para implementar o algoritmo de ordenação por mesclagem (merge sort) em Prolog, você pode dividir a lista em duas metades, ordenar cada metade e, em seguida, mesclar as duas metades ordenadas em uma lista final ordenada. Aqui está a cláusula </text:span><text:span text:style-name="Source_20_Text"><text:span text:style-name="T2">mergeSort</text:span></text:span><text:span text:style-name="T2">:</text:span></text:p>
      <text:p text:style-name="P24">prolog</text:p>
      <text:p text:style-name="Preformatted_20_Text"><text:span text:style-name="Source_20_Text"><text:span text:style-name="T2">mergeSort([], []).</text:span></text:span></text:p>
      <text:p text:style-name="Preformatted_20_Text"><text:span text:style-name="Source_20_Text"><text:span text:style-name="T2">mergeSort([X], [X]).</text:span></text:span></text:p>
      <text:p text:style-name="Preformatted_20_Text"><text:span text:style-name="Source_20_Text"><text:span text:style-name="T2">mergeSort(Lista, Ordenada) :-</text:span></text:span></text:p>
      <text:p text:style-name="Preformatted_20_Text"><text:span text:style-name="Source_20_Text"><text:span text:style-name="T2"><text:s text:c="4"/>divide(Lista, Esq, Dir),</text:span></text:span></text:p>
      <text:p text:style-name="Preformatted_20_Text"><text:span text:style-name="Source_20_Text"><text:span text:style-name="T2"><text:s text:c="4"/>mergeSort(Esq, EsqOrdenada),</text:span></text:span></text:p>
      <text:p text:style-name="Preformatted_20_Text"><text:span text:style-name="Source_20_Text"><text:span text:style-name="T2"><text:s text:c="4"/>mergeSort(Dir, DirOrdenada),</text:span></text:span></text:p>
      <text:p text:style-name="Preformatted_20_Text"><text:span text:style-name="Source_20_Text"><text:span text:style-name="T2"><text:s text:c="4"/>merge(EsqOrdenada, DirOrdenada, Ordenada).</text:span></text:span></text:p>
      <text:p text:style-name="P26"/>
      <text:p text:style-name="Preformatted_20_Text"><text:span text:style-name="Source_20_Text"><text:span text:style-name="T2">divide([], [], []).</text:span></text:span></text:p>
      <text:p text:style-name="Preformatted_20_Text"><text:span text:style-name="Source_20_Text"><text:span text:style-name="T2">divide([X], [X], []).</text:span></text:span></text:p>
      <text:p text:style-name="Preformatted_20_Text"><text:span text:style-name="Source_20_Text"><text:span text:style-name="T2">divide([X, Y | Resto], [X | Esq], [Y | Dir]) :-</text:span></text:span></text:p>
      <text:p text:style-name="Preformatted_20_Text"><text:span text:style-name="Source_20_Text"><text:span text:style-name="T2"><text:s text:c="4"/>divide(Resto, Esq, Dir).</text:span></text:span></text:p>
      <text:p text:style-name="P26"/>
      <text:p text:style-name="Preformatted_20_Text"><text:span text:style-name="Source_20_Text"><text:span text:style-name="T2">merge([], L, L).</text:span></text:span></text:p>
      <text:p text:style-name="Preformatted_20_Text"><text:span text:style-name="Source_20_Text"><text:span text:style-name="T2">merge(L, [], L).</text:span></text:span></text:p>
      <text:p text:style-name="Preformatted_20_Text"><text:span text:style-name="Source_20_Text"><text:span text:style-name="T2">merge([X | Xs], [Y | Ys], [X | Resto]) :-</text:span></text:span></text:p>
      <text:p text:style-name="Preformatted_20_Text"><text:span text:style-name="Source_20_Text"><text:span text:style-name="T2"><text:s text:c="4"/>X =&lt; Y,</text:span></text:span></text:p>
      <text:p text:style-name="Preformatted_20_Text"><text:span text:style-name="Source_20_Text"><text:span text:style-name="T2"><text:s text:c="4"/>merge(Xs, [Y | Ys], Resto).</text:span></text:span></text:p>
      <text:p text:style-name="Preformatted_20_Text"><text:span text:style-name="Source_20_Text"><text:span text:style-name="T2">merge([X | Xs], [Y | Ys], [Y | Resto]) :-</text:span></text:span></text:p>
      <text:p text:style-name="Preformatted_20_Text"><text:span text:style-name="Source_20_Text"><text:span text:style-name="T2"><text:s text:c="4"/>X &gt; Y,</text:span></text:span></text:p>
      <text:p text:style-name="P20"><text:span text:style-name="Source_20_Text"><text:span text:style-name="T2"><text:s text:c="4"/>merge([X | Xs], Ys, Resto).</text:span></text:span></text:p>
      <text:p text:style-name="P45">Aqui está uma explicação detalhada das cláusulas:</text:p>
      <text:list xml:id="list3366590131" text:style-name="L20">
        <text:list-item>
          <text:p text:style-name="P59"><text:span text:style-name="Strong_20_Emphasis"><text:span text:style-name="T2">Caso Base 1</text:span></text:span><text:span text:style-name="T2">: A primeira cláusula de </text:span><text:span text:style-name="Source_20_Text"><text:span text:style-name="T2">mergeSort</text:span></text:span><text:span text:style-name="T2"> lida com o caso em que a lista de entrada está vazia. Nesse caso, a lista ordenada também é vazia.</text:span></text:p>
        </text:list-item>
        <text:list-item>
          <text:p text:style-name="P59"><text:span text:style-name="Strong_20_Emphasis"><text:span text:style-name="T2">Caso Base 2</text:span></text:span><text:span text:style-name="T2">: A segunda cláusula de </text:span><text:span text:style-name="Source_20_Text"><text:span text:style-name="T2">mergeSort</text:span></text:span><text:span text:style-name="T2"> lida com o caso em que a lista de entrada contém apenas um elemento. Nesse caso, a lista ordenada é igual à lista de entrada.</text:span></text:p>
        </text:list-item>
        <text:list-item>
          <text:p text:style-name="P59"><text:span text:style-name="Strong_20_Emphasis"><text:span text:style-name="T2">Cláusula Principal</text:span></text:span><text:span text:style-name="T2">: A terceira cláusula de </text:span><text:span text:style-name="Source_20_Text"><text:span text:style-name="T2">mergeSort</text:span></text:span><text:span text:style-name="T2"> lida com a ordenação da lista. Ela divide a lista em duas metades, </text:span><text:span text:style-name="Source_20_Text"><text:span text:style-name="T2">Esq</text:span></text:span><text:span text:style-name="T2"> e </text:span><text:span text:style-name="Source_20_Text"><text:span text:style-name="T2">Dir</text:span></text:span><text:span text:style-name="T2">, usando a regra </text:span><text:span text:style-name="Source_20_Text"><text:span text:style-name="T2">divide</text:span></text:span><text:span text:style-name="T2">. Em seguida, chama recursivamente </text:span><text:span text:style-name="Source_20_Text"><text:span text:style-name="T2">mergeSort</text:span></text:span><text:span text:style-name="T2"> para ordenar </text:span><text:span text:style-name="Source_20_Text"><text:span text:style-name="T2">Esq</text:span></text:span><text:span text:style-name="T2"> e </text:span><text:span text:style-name="Source_20_Text"><text:span text:style-name="T2">Dir</text:span></text:span><text:span text:style-name="T2">. Finalmente, mescla as duas metades ordenadas usando a regra </text:span><text:span text:style-name="Source_20_Text"><text:span text:style-name="T2">merge</text:span></text:span><text:span text:style-name="T2"> para obter a lista final ordenada.</text:span></text:p>
        </text:list-item>
        <text:list-item>
          <text:p text:style-name="P59"><text:span text:style-name="Strong_20_Emphasis"><text:span text:style-name="T2">Caso Base da Divisão 1</text:span></text:span><text:span text:style-name="T2">: A primeira cláusula de </text:span><text:span text:style-name="Source_20_Text"><text:span text:style-name="T2">divide</text:span></text:span><text:span text:style-name="T2"> lida com o caso em que a lista está vazia. Nesse caso, ambas as metades </text:span><text:span text:style-name="Source_20_Text"><text:span text:style-name="T2">Esq</text:span></text:span><text:span text:style-name="T2"> e </text:span><text:span text:style-name="Source_20_Text"><text:span text:style-name="T2">Dir</text:span></text:span><text:span text:style-name="T2"> são vazias.</text:span></text:p>
        </text:list-item>
        <text:list-item>
          <text:p text:style-name="P59"><text:span text:style-name="Strong_20_Emphasis"><text:span text:style-name="T2">Caso Base da Divisão 2</text:span></text:span><text:span text:style-name="T2">: A segunda cláusula de </text:span><text:span text:style-name="Source_20_Text"><text:span text:style-name="T2">divide</text:span></text:span><text:span text:style-name="T2"> lida com o caso em que a lista contém apenas um elemento. Nesse caso, a primeira metade (</text:span><text:span text:style-name="Source_20_Text"><text:span text:style-name="T2">Esq</text:span></text:span><text:span text:style-name="T2">) contém esse elemento, e a segunda metade (</text:span><text:span text:style-name="Source_20_Text"><text:span text:style-name="T2">Dir</text:span></text:span><text:span text:style-name="T2">) é vazia.</text:span></text:p>
        </text:list-item>
        <text:list-item>
          <text:p text:style-name="P59"><text:span text:style-name="Strong_20_Emphasis"><text:span text:style-name="T2">Cláusula de Divisão</text:span></text:span><text:span text:style-name="T2">: A terceira cláusula de </text:span><text:span text:style-name="Source_20_Text"><text:span text:style-name="T2">divide</text:span></text:span><text:span text:style-name="T2"> divide a lista em duas partes, selecionando alternadamente elementos para </text:span><text:span text:style-name="Source_20_Text"><text:span text:style-name="T2">Esq</text:span></text:span><text:span text:style-name="T2"> e </text:span><text:span text:style-name="Source_20_Text"><text:span text:style-name="T2">Dir</text:span></text:span><text:span text:style-name="T2">.</text:span></text:p>
        </text:list-item>
        <text:list-item>
          <text:p text:style-name="P59"><text:span text:style-name="Strong_20_Emphasis"><text:span text:style-name="T2">Cláusula de Mesclagem 1</text:span></text:span><text:span text:style-name="T2">: A primeira cláusula de </text:span><text:span text:style-name="Source_20_Text"><text:span text:style-name="T2">merge</text:span></text:span><text:span text:style-name="T2"> lida com o caso em que a primeira lista está vazia. Nesse caso, a lista mesclada é igual à segunda lista.</text:span></text:p>
        </text:list-item>
        <text:list-item>
          <text:p text:style-name="P59"><text:soft-page-break/><text:span text:style-name="Strong_20_Emphasis"><text:span text:style-name="T2">Cláusula de Mesclagem 2</text:span></text:span><text:span text:style-name="T2">: A segunda cláusula de </text:span><text:span text:style-name="Source_20_Text"><text:span text:style-name="T2">merge</text:span></text:span><text:span text:style-name="T2"> lida com o caso em que a segunda lista está vazia. Nesse caso, a lista mesclada é igual à primeira lista.</text:span></text:p>
        </text:list-item>
        <text:list-item>
          <text:p text:style-name="P59"><text:span text:style-name="Strong_20_Emphasis"><text:span text:style-name="T2">Cláusula de Mesclagem 3</text:span></text:span><text:span text:style-name="T2">: As duas últimas cláusulas de </text:span><text:span text:style-name="Source_20_Text"><text:span text:style-name="T2">merge</text:span></text:span><text:span text:style-name="T2"> mesclam as duas listas ordenadas em ordem crescente. Elas comparam o primeiro elemento de cada lista e selecionam o menor elemento para a lista mesclada. A mesclagem continua até que uma das listas esteja vazia.</text:span></text:p>
        </text:list-item>
      </text:list>
      <text:p text:style-name="Text_20_body"><text:span text:style-name="T2">Aqui está um exemplo de como você pode usar a cláusula </text:span><text:span text:style-name="Source_20_Text"><text:span text:style-name="T2">mergeSort</text:span></text:span><text:span text:style-name="T2">:</text:span></text:p>
      <text:p text:style-name="P24">prolog</text:p>
      <text:p text:style-name="Preformatted_20_Text"><text:span text:style-name="Source_20_Text"><text:span text:style-name="T2">?- mergeSort([7, 1, 11, 4, 9, 5, 8], L).</text:span></text:span></text:p>
      <text:p text:style-name="P20"><text:span text:style-name="Source_20_Text"><text:span text:style-name="T2">L = [1, 4, 5, 7, 8, 9, 11].</text:span></text:span></text:p>
      <text:p text:style-name="Text_20_body"><text:span text:style-name="T2">Este exemplo demonstra como a cláusula </text:span><text:span text:style-name="Source_20_Text"><text:span text:style-name="T2">mergeSort</text:span></text:span><text:span text:style-name="T2"> ordena a lista de entrada usando o algoritmo de ordenação por mesclagem.</text:span></text:p>
      <text:p text:style-name="P32"/>
      <text:p text:style-name="P30">CÓDIGO:</text:p>
      <text:p text:style-name="P30">mergeSort([], []).</text:p>
      <text:p text:style-name="P30">mergeSort([X], [X]).</text:p>
      <text:p text:style-name="P30">mergeSort(Lista, Ordenada) :-</text:p>
      <text:p text:style-name="P30"><text:s text:c="4"/>divide(Lista, Esq, Dir),</text:p>
      <text:p text:style-name="P30"><text:s text:c="4"/>mergeSort(Esq, EsqOrdenada),</text:p>
      <text:p text:style-name="P30"><text:s text:c="4"/>mergeSort(Dir, DirOrdenada),</text:p>
      <text:p text:style-name="P30"><text:s text:c="4"/>merge(EsqOrdenada, DirOrdenada, Ordenada).</text:p>
      <text:p text:style-name="P30"/>
      <text:p text:style-name="P30">divide([], [], []).</text:p>
      <text:p text:style-name="P30">divide([X], [X], []).</text:p>
      <text:p text:style-name="P30">divide([X, Y | Resto], [X | Esq], [Y | Dir]) :-</text:p>
      <text:p text:style-name="P30"><text:s text:c="4"/>divide(Resto, Esq, Dir).</text:p>
      <text:p text:style-name="P30"/>
      <text:p text:style-name="P30">merge([], L, L).</text:p>
      <text:p text:style-name="P30">merge(L, [], L).</text:p>
      <text:p text:style-name="P30">merge([X | Xs], [Y | Ys], [X | Resto]) :-</text:p>
      <text:p text:style-name="P30"><text:s text:c="4"/>X =&lt; Y,</text:p>
      <text:p text:style-name="P30"><text:s text:c="4"/>merge(Xs, [Y | Ys], Resto).</text:p>
      <text:p text:style-name="P30">merge([X | Xs], [Y | Ys], [Y | Resto]) :-</text:p>
      <text:p text:style-name="P30"><text:s text:c="4"/>X &gt; Y,</text:p>
      <text:p text:style-name="P30"><text:s text:c="4"/>merge([X | Xs], Ys, Resto).</text:p>
      <text:p text:style-name="P28"/>
      <text:p text:style-name="P32">Questão 17) Reescrevas as cláusulas de mesclagem para que possamos mesclar qualquer lista. Para isto construiremos três versões de mescle, uma cláusula que só recebe as listas, uma que recebe as</text:p>
      <text:p text:style-name="P32">listas e uma cláusula de comparação, e uma que recebe as listas, uma cláusula de comparação e</text:p>
      <text:p text:style-name="P32">uma cláusula de extração da chave de comparação dos elementos das listas.</text:p>
      <text:p text:style-name="P28"/>
      <text:p text:style-name="P42"><text:span text:style-name="T2">Para reescrever as cláusulas de mesclagem (merge) de forma que possamos mesclar qualquer lista e também controlar a ordem de mesclagem usando uma função de comparação, podemos criar três versões diferentes da cláusula </text:span><text:span text:style-name="Source_20_Text"><text:span text:style-name="T2">mescle</text:span></text:span><text:span text:style-name="T2">: uma que recebe apenas as listas, uma que recebe as listas e uma cláusula de comparação (</text:span><text:span text:style-name="Source_20_Text"><text:span text:style-name="T2">FC</text:span></text:span><text:span text:style-name="T2">), e uma que recebe as listas, uma cláusula </text:span><text:soft-page-break/><text:span text:style-name="T2">de comparação (</text:span><text:span text:style-name="Source_20_Text"><text:span text:style-name="T2">FC</text:span></text:span><text:span text:style-name="T2">), e uma cláusula de extração da chave de comparação (</text:span><text:span text:style-name="Source_20_Text"><text:span text:style-name="T2">Ch</text:span></text:span><text:span text:style-name="T2">). Vou fornecer as três versões a seguir:</text:span></text:p>
      <text:p text:style-name="Text_20_body"><text:span text:style-name="Strong_20_Emphasis"><text:span text:style-name="T2">Versão 1 (</text:span></text:span><text:span text:style-name="Strong_20_Emphasis"><text:span text:style-name="Source_20_Text"><text:span text:style-name="T2">mescleV1</text:span></text:span></text:span><text:span text:style-name="Strong_20_Emphasis"><text:span text:style-name="T2">):</text:span></text:span><text:span text:style-name="T2"> Esta versão recebe apenas as listas e mescla as listas em ordem crescente.</text:span></text:p>
      <text:p text:style-name="P24">prolog</text:p>
      <text:p text:style-name="Preformatted_20_Text"><text:span text:style-name="Source_20_Text"><text:span text:style-name="T2">mescleV1([], L, L).</text:span></text:span></text:p>
      <text:p text:style-name="Preformatted_20_Text"><text:span text:style-name="Source_20_Text"><text:span text:style-name="T2">mescleV1(L, [], L).</text:span></text:span></text:p>
      <text:p text:style-name="Preformatted_20_Text"><text:span text:style-name="Source_20_Text"><text:span text:style-name="T2">mescleV1([X|Xs], [Y|Ys], [X|Resto]) :- X =&lt; Y, mescleV1(Xs, [Y|Ys], Resto).</text:span></text:span></text:p>
      <text:p text:style-name="P20"><text:span text:style-name="Source_20_Text"><text:span text:style-name="T2">mescleV1([X|Xs], [Y|Ys], [Y|Resto]) :- X &gt; Y, mescleV1([X|Xs], Ys, Resto).</text:span></text:span></text:p>
      <text:p text:style-name="Text_20_body"><text:span text:style-name="Strong_20_Emphasis"><text:span text:style-name="T2">Versão 2 (</text:span></text:span><text:span text:style-name="Strong_20_Emphasis"><text:span text:style-name="Source_20_Text"><text:span text:style-name="T2">mescleV2</text:span></text:span></text:span><text:span text:style-name="Strong_20_Emphasis"><text:span text:style-name="T2">):</text:span></text:span><text:span text:style-name="T2"> Esta versão recebe as listas e uma cláusula de comparação (</text:span><text:span text:style-name="Source_20_Text"><text:span text:style-name="T2">FC</text:span></text:span><text:span text:style-name="T2">) para controlar a ordem de mesclagem.</text:span></text:p>
      <text:p text:style-name="P24">prolog</text:p>
      <text:p text:style-name="Preformatted_20_Text"><text:span text:style-name="Source_20_Text"><text:span text:style-name="T2">mescleV2([], L, L, _).</text:span></text:span></text:p>
      <text:p text:style-name="Preformatted_20_Text"><text:span text:style-name="Source_20_Text"><text:span text:style-name="T2">mescleV2(L, [], L, _).</text:span></text:span></text:p>
      <text:p text:style-name="Preformatted_20_Text"><text:span text:style-name="Source_20_Text"><text:span text:style-name="T2">mescleV2([X|Xs], [Y|Ys], [X|Resto], FC) :- call(FC, X, Y), mescleV2(Xs, [Y|Ys], Resto, FC).</text:span></text:span></text:p>
      <text:p text:style-name="P20"><text:span text:style-name="Source_20_Text"><text:span text:style-name="T2">mescleV2([X|Xs], [Y|Ys], [Y|Resto], FC) :- call(FC, Y, X), mescleV2([X|Xs], Ys, Resto, FC).</text:span></text:span></text:p>
      <text:p text:style-name="Text_20_body"><text:span text:style-name="Strong_20_Emphasis"><text:span text:style-name="T2">Versão 3 (</text:span></text:span><text:span text:style-name="Strong_20_Emphasis"><text:span text:style-name="Source_20_Text"><text:span text:style-name="T2">mescleV3</text:span></text:span></text:span><text:span text:style-name="Strong_20_Emphasis"><text:span text:style-name="T2">):</text:span></text:span><text:span text:style-name="T2"> Esta versão recebe as listas, uma cláusula de comparação (</text:span><text:span text:style-name="Source_20_Text"><text:span text:style-name="T2">FC</text:span></text:span><text:span text:style-name="T2">), e uma cláusula de extração da chave de comparação (</text:span><text:span text:style-name="Source_20_Text"><text:span text:style-name="T2">Ch</text:span></text:span><text:span text:style-name="T2">) para permitir a mesclagem com base em uma chave específica.</text:span></text:p>
      <text:p text:style-name="P24">prolog</text:p>
      <text:p text:style-name="Preformatted_20_Text"><text:span text:style-name="Source_20_Text"><text:span text:style-name="T2">mescleV3([], L, L, _, _).</text:span></text:span></text:p>
      <text:p text:style-name="Preformatted_20_Text"><text:span text:style-name="Source_20_Text"><text:span text:style-name="T2">mescleV3(L, [], L, _, _).</text:span></text:span></text:p>
      <text:p text:style-name="Preformatted_20_Text"><text:span text:style-name="Source_20_Text"><text:span text:style-name="T2">mescleV3([X|Xs], [Y|Ys], [X|Resto], FC, Ch) :-</text:span></text:span></text:p>
      <text:p text:style-name="Preformatted_20_Text"><text:span text:style-name="Source_20_Text"><text:span text:style-name="T2"><text:s text:c="4"/>call(FC, X, Y, Ch),</text:span></text:span></text:p>
      <text:p text:style-name="Preformatted_20_Text"><text:span text:style-name="Source_20_Text"><text:span text:style-name="T2"><text:s text:c="4"/>mescleV3(Xs, [Y|Ys], Resto, FC, Ch).</text:span></text:span></text:p>
      <text:p text:style-name="Preformatted_20_Text"><text:span text:style-name="Source_20_Text"><text:span text:style-name="T2">mescleV3([X|Xs], [Y|Ys], [Y|Resto], FC, Ch) :-</text:span></text:span></text:p>
      <text:p text:style-name="Preformatted_20_Text"><text:span text:style-name="Source_20_Text"><text:span text:style-name="T2"><text:s text:c="4"/>call(FC, Y, X, Ch),</text:span></text:span></text:p>
      <text:p text:style-name="P20"><text:span text:style-name="Source_20_Text"><text:span text:style-name="T2"><text:s text:c="4"/>mescleV3([X|Xs], Ys, Resto, FC, Ch).</text:span></text:span></text:p>
      <text:p text:style-name="P45">Aqui está uma explicação das versões:</text:p>
      <text:list xml:id="list2718122417" text:style-name="L21">
        <text:list-item>
          <text:p text:style-name="P60"><text:span text:style-name="Strong_20_Emphasis"><text:span text:style-name="T2">Versão 1 (</text:span></text:span><text:span text:style-name="Strong_20_Emphasis"><text:span text:style-name="Source_20_Text"><text:span text:style-name="T2">mescleV1</text:span></text:span></text:span><text:span text:style-name="Strong_20_Emphasis"><text:span text:style-name="T2">)</text:span></text:span><text:span text:style-name="T2">: Esta versão é semelhante à cláusula de mesclagem apresentada anteriormente. Ela mescla as listas em ordem crescente.</text:span></text:p>
        </text:list-item>
        <text:list-item>
          <text:p text:style-name="P60"><text:span text:style-name="Strong_20_Emphasis"><text:span text:style-name="T2">Versão 2 (</text:span></text:span><text:span text:style-name="Strong_20_Emphasis"><text:span text:style-name="Source_20_Text"><text:span text:style-name="T2">mescleV2</text:span></text:span></text:span><text:span text:style-name="Strong_20_Emphasis"><text:span text:style-name="T2">)</text:span></text:span><text:span text:style-name="T2">: Esta versão é mais genérica e permite que você controle a ordem de mesclagem usando uma cláusula de comparação (</text:span><text:span text:style-name="Source_20_Text"><text:span text:style-name="T2">FC</text:span></text:span><text:span text:style-name="T2">). Você pode passar uma função de comparação como </text:span><text:span text:style-name="Source_20_Text"><text:span text:style-name="T2">=&lt;</text:span></text:span><text:span text:style-name="T2"> ou </text:span><text:span text:style-name="Source_20_Text"><text:span text:style-name="T2">&gt;</text:span></text:span><text:span text:style-name="T2"> para controlar se a mesclagem é feita em ordem crescente ou decrescente.</text:span></text:p>
        </text:list-item>
        <text:list-item>
          <text:p text:style-name="P60"><text:span text:style-name="Strong_20_Emphasis"><text:span text:style-name="T2">Versão 3 (</text:span></text:span><text:span text:style-name="Strong_20_Emphasis"><text:span text:style-name="Source_20_Text"><text:span text:style-name="T2">mescleV3</text:span></text:span></text:span><text:span text:style-name="Strong_20_Emphasis"><text:span text:style-name="T2">)</text:span></text:span><text:span text:style-name="T2">: Esta versão é ainda mais flexível e permite que você especifique uma cláusula de extração da chave de comparação (</text:span><text:span text:style-name="Source_20_Text"><text:span text:style-name="T2">Ch</text:span></text:span><text:span text:style-name="T2">). Isso significa que você pode mesclar listas de objetos complexos, onde a comparação é feita com base em uma propriedade específica (chave).</text:span></text:p>
        </text:list-item>
      </text:list>
      <text:p text:style-name="P45">Aqui estão exemplos de como você pode usar as diferentes versões:</text:p>
      <text:p text:style-name="Text_20_body"><text:soft-page-break/><text:span text:style-name="Strong_20_Emphasis"><text:span text:style-name="T2">Exemplo com </text:span></text:span><text:span text:style-name="Strong_20_Emphasis"><text:span text:style-name="Source_20_Text"><text:span text:style-name="T2">mescleV1</text:span></text:span></text:span><text:span text:style-name="Strong_20_Emphasis"><text:span text:style-name="T2">:</text:span></text:span></text:p>
      <text:p text:style-name="P24">prolog</text:p>
      <text:p text:style-name="Preformatted_20_Text"><text:span text:style-name="Source_20_Text"><text:span text:style-name="T2">?- mescleV1([4,5,8],[1,3,7,9,11],L).</text:span></text:span></text:p>
      <text:p text:style-name="P20"><text:span text:style-name="Source_20_Text"><text:span text:style-name="T2">L = [1,3,4,5,7,8,9,11].</text:span></text:span></text:p>
      <text:p text:style-name="Text_20_body"><text:span text:style-name="Strong_20_Emphasis"><text:span text:style-name="T2">Exemplos com </text:span></text:span><text:span text:style-name="Strong_20_Emphasis"><text:span text:style-name="Source_20_Text"><text:span text:style-name="T2">mescleV2</text:span></text:span></text:span><text:span text:style-name="Strong_20_Emphasis"><text:span text:style-name="T2">:</text:span></text:span></text:p>
      <text:p text:style-name="P24">prolog</text:p>
      <text:p text:style-name="Preformatted_20_Text"><text:span text:style-name="Source_20_Text"><text:span text:style-name="T2">?- mescleV2([4,5,8],[1,3,7,9,11],L,=&lt;).</text:span></text:span></text:p>
      <text:p text:style-name="Preformatted_20_Text"><text:span text:style-name="Source_20_Text"><text:span text:style-name="T2">L = [1,3,4,5,7,8,9,11].</text:span></text:span></text:p>
      <text:p text:style-name="P26"/>
      <text:p text:style-name="Preformatted_20_Text"><text:span text:style-name="Source_20_Text"><text:span text:style-name="T2">?- mescleV2([8,5,4],[11,9,7,3,1],L,&gt;).</text:span></text:span></text:p>
      <text:p text:style-name="P20"><text:span text:style-name="Source_20_Text"><text:span text:style-name="T2">L = [11,9,8,7,5,4,3,1].</text:span></text:span></text:p>
      <text:p text:style-name="Text_20_body"><text:span text:style-name="Strong_20_Emphasis"><text:span text:style-name="T2">Exemplos com </text:span></text:span><text:span text:style-name="Strong_20_Emphasis"><text:span text:style-name="Source_20_Text"><text:span text:style-name="T2">mescleV3</text:span></text:span></text:span><text:span text:style-name="Strong_20_Emphasis"><text:span text:style-name="T2">:</text:span></text:span></text:p>
      <text:p text:style-name="P24">prolog</text:p>
      <text:p text:style-name="Preformatted_20_Text"><text:span text:style-name="Source_20_Text"><text:span text:style-name="T2">?- mescleV3([[4,2],[0,5,1,2],[8,2,3,4,2]],</text:span></text:span></text:p>
      <text:p text:style-name="Preformatted_20_Text"><text:span text:style-name="Source_20_Text"><text:span text:style-name="T2">[[2],[6,4,2] ,[1,3,7,9,11,2]],</text:span></text:span></text:p>
      <text:p text:style-name="Preformatted_20_Text"><text:span text:style-name="Source_20_Text"><text:span text:style-name="T2">L,=&lt;,length).</text:span></text:span></text:p>
      <text:p text:style-name="P20"><text:span text:style-name="Source_20_Text"><text:span text:style-name="T2">L = [[2],[4</text:span></text:span></text:p>
      <text:p text:style-name="P28"/>
      <text:p text:style-name="P32"/>
      <text:p text:style-name="P28">CÓDIGO:</text:p>
      <text:p text:style-name="P28"/>
      <text:p text:style-name="P32">Questão 18) aça o mesmo que foi feito na Questão 17c, agora para as cláusulas mergeSort.</text:p>
      <text:p text:style-name="P32">Adicione versões curtas de mergesort, com valores default para comparacão e chave.</text:p>
      <text:p text:style-name="P32"/>
      <text:p text:style-name="P42"><text:span text:style-name="T2">Para criar versões curtas do </text:span><text:span text:style-name="Source_20_Text"><text:span text:style-name="T2">mergeSort</text:span></text:span><text:span text:style-name="T2"> com valores padrão para comparação e chave, você pode definir um predicado que encapsule a chamada ao </text:span><text:span text:style-name="Source_20_Text"><text:span text:style-name="T2">mergeSort</text:span></text:span><text:span text:style-name="T2"> principal, permitindo que você forneça valores padrão para os argumentos de comparação e chave. Aqui estão as versões curtas do </text:span><text:span text:style-name="Source_20_Text"><text:span text:style-name="T2">mergeSort</text:span></text:span><text:span text:style-name="T2">:</text:span></text:p>
      <text:p text:style-name="Text_20_body"><text:span text:style-name="Strong_20_Emphasis"><text:span text:style-name="T2">Versão Curta 1 (</text:span></text:span><text:span text:style-name="Strong_20_Emphasis"><text:span text:style-name="Source_20_Text"><text:span text:style-name="T2">mergeSortCurto1</text:span></text:span></text:span><text:span text:style-name="Strong_20_Emphasis"><text:span text:style-name="T2">):</text:span></text:span><text:span text:style-name="T2"> Esta versão recebe apenas as listas e chama o </text:span><text:span text:style-name="Source_20_Text"><text:span text:style-name="T2">mergeSort</text:span></text:span><text:span text:style-name="T2"> principal com os valores padrão de comparação (</text:span><text:span text:style-name="Source_20_Text"><text:span text:style-name="T2">=&lt;</text:span></text:span><text:span text:style-name="T2">) e chave (</text:span><text:span text:style-name="Source_20_Text"><text:span text:style-name="T2">identity</text:span></text:span><text:span text:style-name="T2">).</text:span></text:p>
      <text:p text:style-name="P24">prolog</text:p>
      <text:p text:style-name="Preformatted_20_Text"><text:span text:style-name="Source_20_Text"><text:span text:style-name="T2">mergeSortCurto1(Lista, Ordenada) :-</text:span></text:span></text:p>
      <text:p text:style-name="P20"><text:span text:style-name="Source_20_Text"><text:span text:style-name="T2"><text:s text:c="4"/>mergeSort(Lista, Ordenada, =&lt;, identity).</text:span></text:span></text:p>
      <text:p text:style-name="Text_20_body"><text:span text:style-name="Strong_20_Emphasis"><text:span text:style-name="T2">Versão Curta 2 (</text:span></text:span><text:span text:style-name="Strong_20_Emphasis"><text:span text:style-name="Source_20_Text"><text:span text:style-name="T2">mergeSortCurto2</text:span></text:span></text:span><text:span text:style-name="Strong_20_Emphasis"><text:span text:style-name="T2">):</text:span></text:span><text:span text:style-name="T2"> Esta versão recebe as listas e uma cláusula de comparação (</text:span><text:span text:style-name="Source_20_Text"><text:span text:style-name="T2">FC</text:span></text:span><text:span text:style-name="T2">) como argumento, usando o valor padrão de chave (</text:span><text:span text:style-name="Source_20_Text"><text:span text:style-name="T2">identity</text:span></text:span><text:span text:style-name="T2">).</text:span></text:p>
      <text:p text:style-name="P24">prolog</text:p>
      <text:p text:style-name="Preformatted_20_Text"><text:span text:style-name="Source_20_Text"><text:span text:style-name="T2">mergeSortCurto2(Lista, Ordenada, FC) :-</text:span></text:span></text:p>
      <text:p text:style-name="P20"><text:span text:style-name="Source_20_Text"><text:span text:style-name="T2"><text:s text:c="4"/>mergeSort(Lista, Ordenada, FC, identity).</text:span></text:span></text:p>
      <text:p text:style-name="Text_20_body"><text:soft-page-break/><text:span text:style-name="Strong_20_Emphasis"><text:span text:style-name="T2">Versão Curta 3 (</text:span></text:span><text:span text:style-name="Strong_20_Emphasis"><text:span text:style-name="Source_20_Text"><text:span text:style-name="T2">mergeSortCurto3</text:span></text:span></text:span><text:span text:style-name="Strong_20_Emphasis"><text:span text:style-name="T2">):</text:span></text:span><text:span text:style-name="T2"> Esta versão recebe as listas, uma cláusula de comparação (</text:span><text:span text:style-name="Source_20_Text"><text:span text:style-name="T2">FC</text:span></text:span><text:span text:style-name="T2">), e uma cláusula de extração da chave de comparação (</text:span><text:span text:style-name="Source_20_Text"><text:span text:style-name="T2">Ch</text:span></text:span><text:span text:style-name="T2">) como argumentos.</text:span></text:p>
      <text:p text:style-name="P24">prolog</text:p>
      <text:p text:style-name="Preformatted_20_Text"><text:span text:style-name="Source_20_Text"><text:span text:style-name="T2">mergeSortCurto3(Lista, Ordenada, FC, Ch) :-</text:span></text:span></text:p>
      <text:p text:style-name="P20"><text:span text:style-name="Source_20_Text"><text:span text:style-name="T2"><text:s text:c="4"/>mergeSort(Lista, Ordenada, FC, Ch).</text:span></text:span></text:p>
      <text:p text:style-name="Text_20_body"><text:span text:style-name="T2">Aqui estão as versões curtas e completas do </text:span><text:span text:style-name="Source_20_Text"><text:span text:style-name="T2">mergeSort</text:span></text:span><text:span text:style-name="T2">:</text:span></text:p>
      <text:p text:style-name="Text_20_body"><text:span text:style-name="Strong_20_Emphasis"><text:span text:style-name="T2">Versão Curta 1 (</text:span></text:span><text:span text:style-name="Strong_20_Emphasis"><text:span text:style-name="Source_20_Text"><text:span text:style-name="T2">mergeSortCurto1</text:span></text:span></text:span><text:span text:style-name="Strong_20_Emphasis"><text:span text:style-name="T2">):</text:span></text:span></text:p>
      <text:p text:style-name="P24">prolog</text:p>
      <text:p text:style-name="Preformatted_20_Text"><text:span text:style-name="Source_20_Text"><text:span text:style-name="T2">mergeSortCurto1(Lista, Ordenada) :-</text:span></text:span></text:p>
      <text:p text:style-name="P20"><text:span text:style-name="Source_20_Text"><text:span text:style-name="T2"><text:s text:c="4"/>mergeSort(Lista, Ordenada, =&lt;, identity).</text:span></text:span></text:p>
      <text:p text:style-name="Text_20_body"><text:span text:style-name="Strong_20_Emphasis"><text:span text:style-name="T2">Versão Curta 2 (</text:span></text:span><text:span text:style-name="Strong_20_Emphasis"><text:span text:style-name="Source_20_Text"><text:span text:style-name="T2">mergeSortCurto2</text:span></text:span></text:span><text:span text:style-name="Strong_20_Emphasis"><text:span text:style-name="T2">):</text:span></text:span></text:p>
      <text:p text:style-name="P24">prolog</text:p>
      <text:p text:style-name="Preformatted_20_Text"><text:span text:style-name="Source_20_Text"><text:span text:style-name="T2">mergeSortCurto2(Lista, Ordenada, FC) :-</text:span></text:span></text:p>
      <text:p text:style-name="P20"><text:span text:style-name="Source_20_Text"><text:span text:style-name="T2"><text:s text:c="4"/>mergeSort(Lista, Ordenada, FC, identity).</text:span></text:span></text:p>
      <text:p text:style-name="Text_20_body"><text:span text:style-name="Strong_20_Emphasis"><text:span text:style-name="T2">Versão Curta 3 (</text:span></text:span><text:span text:style-name="Strong_20_Emphasis"><text:span text:style-name="Source_20_Text"><text:span text:style-name="T2">mergeSortCurto3</text:span></text:span></text:span><text:span text:style-name="Strong_20_Emphasis"><text:span text:style-name="T2">):</text:span></text:span></text:p>
      <text:p text:style-name="P24">prolog</text:p>
      <text:p text:style-name="Preformatted_20_Text"><text:span text:style-name="Source_20_Text"><text:span text:style-name="T2">mergeSortCurto3(Lista, Ordenada, FC, Ch) :-</text:span></text:span></text:p>
      <text:p text:style-name="P20"><text:span text:style-name="Source_20_Text"><text:span text:style-name="T2"><text:s text:c="4"/>mergeSort(Lista, Ordenada, FC, Ch).</text:span></text:span></text:p>
      <text:p text:style-name="Text_20_body"><text:span text:style-name="T2">Aqui estão exemplos de como usar as versões curtas do </text:span><text:span text:style-name="Source_20_Text"><text:span text:style-name="T2">mergeSort</text:span></text:span><text:span text:style-name="T2">:</text:span></text:p>
      <text:p text:style-name="Text_20_body"><text:span text:style-name="Strong_20_Emphasis"><text:span text:style-name="T2">Exemplo com </text:span></text:span><text:span text:style-name="Strong_20_Emphasis"><text:span text:style-name="Source_20_Text"><text:span text:style-name="T2">mergeSortCurto1</text:span></text:span></text:span><text:span text:style-name="Strong_20_Emphasis"><text:span text:style-name="T2"> (valores padrão para comparação e chave):</text:span></text:span></text:p>
      <text:p text:style-name="P24">prolog</text:p>
      <text:p text:style-name="Preformatted_20_Text"><text:span text:style-name="Source_20_Text"><text:span text:style-name="T2">?- mergeSortCurto1([7,1,11,4,9,5,8], L).</text:span></text:span></text:p>
      <text:p text:style-name="P20"><text:span text:style-name="Source_20_Text"><text:span text:style-name="T2">L = [1, 4, 5, 7, 8, 9, 11].</text:span></text:span></text:p>
      <text:p text:style-name="Text_20_body"><text:span text:style-name="Strong_20_Emphasis"><text:span text:style-name="T2">Exemplo com </text:span></text:span><text:span text:style-name="Strong_20_Emphasis"><text:span text:style-name="Source_20_Text"><text:span text:style-name="T2">mergeSortCurto2</text:span></text:span></text:span><text:span text:style-name="Strong_20_Emphasis"><text:span text:style-name="T2"> (valor padrão para chave):</text:span></text:span></text:p>
      <text:p text:style-name="P24">prolog</text:p>
      <text:p text:style-name="Preformatted_20_Text"><text:span text:style-name="Source_20_Text"><text:span text:style-name="T2">?- mergeSortCurto2([7,1,11,4,9,5,8], L, &gt;).</text:span></text:span></text:p>
      <text:p text:style-name="P20"><text:span text:style-name="Source_20_Text"><text:span text:style-name="T2">L = [11, 9, 8, 7, 5, 4, 1].</text:span></text:span></text:p>
      <text:p text:style-name="Text_20_body"><text:span text:style-name="Strong_20_Emphasis"><text:span text:style-name="T2">Exemplo com </text:span></text:span><text:span text:style-name="Strong_20_Emphasis"><text:span text:style-name="Source_20_Text"><text:span text:style-name="T2">mergeSortCurto3</text:span></text:span></text:span><text:span text:style-name="Strong_20_Emphasis"><text:span text:style-name="T2"> (sem valores padrão):</text:span></text:span></text:p>
      <text:p text:style-name="P24">prolog</text:p>
      <text:p text:style-name="Preformatted_20_Text"><text:span text:style-name="Source_20_Text"><text:span text:style-name="T2">?- mergeSortCurto3([7,1,11,4,9,5,8], L, &lt;, length).</text:span></text:span></text:p>
      <text:p text:style-name="P20"><text:span text:style-name="Source_20_Text"><text:span text:style-name="T2">L = [1, 4, 5, 7, 8, 9, 11].</text:span></text:span></text:p>
      <text:p text:style-name="Text_20_body"><text:soft-page-break/><text:span text:style-name="T2">Essas versões curtas do </text:span><text:span text:style-name="Source_20_Text"><text:span text:style-name="T2">mergeSort</text:span></text:span><text:span text:style-name="T2"> permitem que você use o algoritmo de ordenação por mesclagem com flexibilidade ao fornecer ou omitir argumentos de comparação e chave de comparação.</text:span></text:p>
      <text:p text:style-name="P32"/>
      <text:p text:style-name="P32"/>
      <text:p text:style-name="P28">CÓDIGO:</text:p>
      <text:p text:style-name="P34"><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15:57:09.312540599</meta:creation-date>
    <dc:date>2023-09-04T16:42:43.394692635</dc:date>
    <meta:editing-duration>PT7M56S</meta:editing-duration>
    <meta:editing-cycles>2</meta:editing-cycles>
    <meta:generator>LibreOffice/7.3.7.2$Linux_X86_64 LibreOffice_project/30$Build-2</meta:generator>
    <meta:document-statistic meta:table-count="0" meta:image-count="0" meta:object-count="0" meta:page-count="20" meta:paragraph-count="501" meta:word-count="5742" meta:character-count="34156" meta:non-whitespace-character-count="28706"/>
  </office:meta>
</office:document-meta>
</file>